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#ffff99"/>
      <style:text-properties style:font-name="Ari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able-cell-properties fo:background-color="transparent"/>
      <style:text-properties style:use-window-font-color="true" style:font-name="Arial"/>
    </style:style>
    <style:style style:name="ce8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ext-properties style:font-name="Arial" fo:font-style="italic" style:font-style-asian="italic" style:font-style-complex="italic"/>
    </style:style>
    <style:style style:name="ce11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17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18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0" style:family="table-cell" style:parent-style-name="Default">
      <style:text-properties style:font-name="Arial" fo:font-style="normal" style:font-style-asian="normal" style:font-style-complex="normal"/>
    </style:style>
    <style:style style:name="ce21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23" style:family="table-cell" style:parent-style-name="Default" style:data-style-name="N0">
      <style:table-cell-properties fo:background-color="#ffff99"/>
      <style:text-properties style:font-name="Arial"/>
    </style:style>
    <style:style style:name="ce24" style:family="table-cell" style:parent-style-name="Default" style:data-style-name="N0">
      <style:text-properties style:font-name="Arial"/>
    </style:style>
    <style:style style:name="ce25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26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27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28" style:family="table-cell" style:parent-style-name="Default" style:data-style-name="N0">
      <style:table-cell-properties fo:background-color="transparent"/>
      <style:text-properties style:font-name="Arial"/>
    </style:style>
    <style:style style:name="ce29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30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1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32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33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1">
      <style:table-cell-properties fo:background-color="#ffff99"/>
      <style:text-properties style:font-name="Arial"/>
    </style:style>
    <style:style style:name="ce35" style:family="table-cell" style:parent-style-name="Default" style:data-style-name="N1">
      <style:text-properties style:font-name="Arial"/>
    </style:style>
    <style:style style:name="ce36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37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38" style:family="table-cell" style:parent-style-name="Default" style:data-style-name="N1">
      <style:text-properties style:use-window-font-color="true" style:font-name="Arial"/>
    </style:style>
    <style:style style:name="ce39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40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41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42" style:family="table-cell" style:parent-style-name="Default" style:data-style-name="N1">
      <style:table-cell-properties fo:background-color="transparent"/>
      <style:text-properties style:font-name="Arial"/>
    </style:style>
    <style:style style:name="ce43" style:family="table-cell" style:parent-style-name="Default">
      <style:text-properties style:font-name="Arial"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46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4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8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51" style:family="table-cell" style:parent-style-name="Default"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5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58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83caff"/>
      <style:text-properties style:font-name="Arial"/>
    </style:style>
    <style:style style:name="ce60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ize="9.5pt" style:font-name-asian="Consolas" style:font-size-asian="9.5pt" style:font-name-complex="Consolas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Speed (m/s)</text:p>
          </table:table-cell>
          <table:table-cell table:style-name="ce1" office:value-type="string">
            <text:p>Delta height (meters per metre)</text:p>
          </table:table-cell>
          <table:table-cell table:style-name="ce1" office:value-type="string">
            <text:p>Gravity (m/s^2)</text:p>
          </table:table-cell>
          <table:table-cell table:style-name="ce1" office:value-type="string">
            <text:p>PE (J) per metre</text:p>
          </table:table-cell>
          <table:table-cell table:style-name="ce1" office:value-type="string">
            <text:p>Watts</text:p>
          </table:table-cell>
          <table:table-cell table:style-name="ce1" office:value-type="string">
            <text:p>kW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1/894" office:value-type="float" office:value="0.00111856823266219">
            <text:p>0.0011185682</text:p>
          </table:table-cell>
          <table:table-cell office:value-type="float" office:value="9.8">
            <text:p>9.8</text:p>
          </table:table-cell>
          <table:table-cell table:formula="of:=[.A2]*[.C2]*[.D2]" office:value-type="float" office:value="38.3668903803132">
            <text:p>38.3668903803</text:p>
          </table:table-cell>
          <table:table-cell table:formula="of:=[.E2]*[.B2]" office:value-type="float" office:value="857.5">
            <text:p>857.5</text:p>
          </table:table-cell>
          <table:table-cell table:formula="of:=[.F2]/1000" office:value-type="float" office:value="0.8575">
            <text:p>0.85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1/330" office:value-type="float" office:value="0.00303030303030303">
            <text:p>0.003030303</text:p>
          </table:table-cell>
          <table:table-cell office:value-type="float" office:value="9.8">
            <text:p>9.8</text:p>
          </table:table-cell>
          <table:table-cell table:formula="of:=[.A3]*[.C3]*[.D3]" office:value-type="float" office:value="305.878787878788">
            <text:p>305.8787878788</text:p>
          </table:table-cell>
          <table:table-cell table:formula="of:=[.E3]*[.B3]" office:value-type="float" office:value="8069.08242424242">
            <text:p>8069.0824242424</text:p>
          </table:table-cell>
          <table:table-cell table:formula="of:=[.F3]/1000" office:value-type="float" office:value="8.06908242424242">
            <text:p>8.0690824242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4]*[.C4]*[.D4]" office:value-type="float" office:value="405.730769230769">
            <text:p>405.7307692308</text:p>
          </table:table-cell>
          <table:table-cell table:formula="of:=[.E4]*[.B4]" office:value-type="float" office:value="12654.7426923077">
            <text:p>12654.7426923077</text:p>
          </table:table-cell>
          <table:table-cell table:formula="of:=[.F4]/1000" office:value-type="float" office:value="12.6547426923077">
            <text:p>12.6547426923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5]*[.C5]*[.D5]" office:value-type="float" office:value="522.846153846154">
            <text:p>522.8461538462</text:p>
          </table:table-cell>
          <table:table-cell table:formula="of:=[.E5]*[.B5]" office:value-type="float" office:value="14493.2953846154">
            <text:p>14493.2953846154</text:p>
          </table:table-cell>
          <table:table-cell table:formula="of:=[.F5]/1000" office:value-type="float" office:value="14.4932953846154">
            <text:p>14.4932953846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6]*[.C6]*[.D6]" office:value-type="float" office:value="684.495923261391">
            <text:p>684.4959232614</text:p>
          </table:table-cell>
          <table:table-cell table:formula="of:=[.E6]*[.B6]" office:value-type="float" office:value="14381.2593477218">
            <text:p>14381.2593477218</text:p>
          </table:table-cell>
          <table:table-cell table:formula="of:=[.F6]/1000" office:value-type="float" office:value="14.3812593477218">
            <text:p>14.3812593477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7]*[.C7]*[.D7]" office:value-type="float" office:value="772.460911270983">
            <text:p>772.460911271</text:p>
          </table:table-cell>
          <table:table-cell table:formula="of:=[.E7]*[.B7]" office:value-type="float" office:value="16229.4037458034">
            <text:p>16229.4037458034</text:p>
          </table:table-cell>
          <table:table-cell table:formula="of:=[.F7]/1000" office:value-type="float" office:value="16.2294037458034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Speed (m/s)</text:p>
          </table:table-cell>
          <table:table-cell table:style-name="ce1" office:value-type="string">
            <text:p>Gradient (1 in...)</text:p>
          </table:table-cell>
          <table:table-cell table:style-name="ce1" office:value-type="string">
            <text:p>Weight force (kg * G)</text:p>
          </table:table-cell>
          <table:table-cell table:style-name="ce1" office:value-type="string">
            <text:p>Force</text:p>
          </table:table-cell>
          <table:table-cell table:style-name="ce1" office:value-type="string">
            <text:p>Power (Watts)</text:p>
          </table:table-cell>
          <table:table-cell table:style-name="ce1" office:value-type="string">
            <text:p>Power (Kw)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894" office:value-type="float" office:value="894">
            <text:p>894</text:p>
          </table:table-cell>
          <table:table-cell table:formula="of:=[.A2]*9.81" office:value-type="float" office:value="34335">
            <text:p>34335</text:p>
          </table:table-cell>
          <table:table-cell table:formula="of:=[.D2]/[.C2]" office:value-type="float" office:value="38.4060402684564">
            <text:p>38.4060402685</text:p>
          </table:table-cell>
          <table:table-cell table:formula="of:=[.E2]*[.B2]" office:value-type="float" office:value="858.375">
            <text:p>858.375</text:p>
          </table:table-cell>
          <table:table-cell table:formula="of:=[.F2]/1000" office:value-type="float" office:value="0.858375">
            <text:p>0.8583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330" office:value-type="float" office:value="330">
            <text:p>330</text:p>
          </table:table-cell>
          <table:table-cell table:formula="of:=[.A3]*9.81" office:value-type="float" office:value="101043">
            <text:p>101043</text:p>
          </table:table-cell>
          <table:table-cell table:formula="of:=[.D3]/[.C3]" office:value-type="float" office:value="306.190909090909">
            <text:p>306.1909090909</text:p>
          </table:table-cell>
          <table:table-cell table:formula="of:=[.E3]*[.B3]" office:value-type="float" office:value="8077.31618181818">
            <text:p>8077.3161818182</text:p>
          </table:table-cell>
          <table:table-cell table:formula="of:=[.F3]/1000" office:value-type="float" office:value="8.07731618181818">
            <text:p>8.0773161818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364" office:value-type="float" office:value="364">
            <text:p>364</text:p>
          </table:table-cell>
          <table:table-cell table:formula="of:=[.A4]*9.81" office:value-type="float" office:value="147836.7">
            <text:p>147836.7</text:p>
          </table:table-cell>
          <table:table-cell table:formula="of:=[.D4]/[.C4]" office:value-type="float" office:value="406.14478021978">
            <text:p>406.1447802198</text:p>
          </table:table-cell>
          <table:table-cell table:formula="of:=[.E4]*[.B4]" office:value-type="float" office:value="12667.6556950549">
            <text:p>12667.6556950549</text:p>
          </table:table-cell>
          <table:table-cell table:formula="of:=[.F4]/1000" office:value-type="float" office:value="12.6676556950549">
            <text:p>12.6676556951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364" office:value-type="float" office:value="364">
            <text:p>364</text:p>
          </table:table-cell>
          <table:table-cell table:formula="of:=[.A5]*9.81" office:value-type="float" office:value="190510.2">
            <text:p>190510.2</text:p>
          </table:table-cell>
          <table:table-cell table:formula="of:=[.D5]/[.C5]" office:value-type="float" office:value="523.37967032967">
            <text:p>523.3796703297</text:p>
          </table:table-cell>
          <table:table-cell table:formula="of:=[.E5]*[.B5]" office:value-type="float" office:value="14508.0844615385">
            <text:p>14508.0844615385</text:p>
          </table:table-cell>
          <table:table-cell table:formula="of:=[.F5]/1000" office:value-type="float" office:value="14.5080844615385">
            <text:p>14.5080844615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6]*9.81" office:value-type="float" office:value="571452.12">
            <text:p>571452.12</text:p>
          </table:table-cell>
          <table:table-cell table:formula="of:=[.D6]/[.C6]" office:value-type="float" office:value="685.194388489209">
            <text:p>685.1943884892</text:p>
          </table:table-cell>
          <table:table-cell table:formula="of:=[.E6]*[.B6]" office:value-type="float" office:value="14395.9341021583">
            <text:p>14395.9341021583</text:p>
          </table:table-cell>
          <table:table-cell table:formula="of:=[.F6]/1000" office:value-type="float" office:value="14.3959341021583">
            <text:p>14.3959341022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7]*9.81" office:value-type="float" office:value="644889.78">
            <text:p>644889.78</text:p>
          </table:table-cell>
          <table:table-cell table:formula="of:=[.D7]/[.C7]" office:value-type="float" office:value="773.249136690648">
            <text:p>773.2491366906</text:p>
          </table:table-cell>
          <table:table-cell table:formula="of:=[.E7]*[.B7]" office:value-type="float" office:value="16245.9643618705">
            <text:p>16245.9643618705</text:p>
          </table:table-cell>
          <table:table-cell table:formula="of:=[.F7]/1000" office:value-type="float" office:value="16.2459643618705">
            <text:p>16.2459643619</text:p>
          </table:table-cell>
        </table:table-row>
        <table:table-row table:style-name="ro2">
          <table:table-cell office:value-type="float" office:value="20174">
            <text:p>20174</text:p>
          </table:table-cell>
          <table:table-cell office:value-type="float" office:value="40.23">
            <text:p>40.23</text:p>
          </table:table-cell>
          <table:table-cell office:value-type="float" office:value="175">
            <text:p>175</text:p>
          </table:table-cell>
          <table:table-cell table:formula="of:=[.A8]*9.81" office:value-type="float" office:value="197906.94">
            <text:p>197906.94</text:p>
          </table:table-cell>
          <table:table-cell table:formula="of:=[.D8]/[.C8]" office:value-type="float" office:value="1130.8968">
            <text:p>1130.8968</text:p>
          </table:table-cell>
          <table:table-cell table:formula="of:=[.E8]*[.B8]" office:value-type="float" office:value="45495.978264">
            <text:p>45495.978264</text:p>
          </table:table-cell>
          <table:table-cell table:formula="of:=[.F8]/1000" office:value-type="float" office:value="45.495978264">
            <text:p>45.495978264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4.772">
            <text:p>4.772</text:p>
          </table:table-cell>
          <table:table-cell office:value-type="float" office:value="80">
            <text:p>80</text:p>
          </table:table-cell>
          <table:table-cell table:formula="of:=[.A9]*9.81" office:value-type="float" office:value="41241.24">
            <text:p>41241.24</text:p>
          </table:table-cell>
          <table:table-cell table:formula="of:=[.D9]/[.C9]" office:value-type="float" office:value="515.5155">
            <text:p>515.5155</text:p>
          </table:table-cell>
          <table:table-cell table:formula="of:=[.E9]*[.B9]" office:value-type="float" office:value="2460.039966">
            <text:p>2460.039966</text:p>
          </table:table-cell>
          <table:table-cell table:formula="of:=[.F9]/1000" office:value-type="float" office:value="2.460039966">
            <text:p>2.460039966</text:p>
          </table:table-cell>
        </table:table-row>
        <table:table-row table:style-name="ro2">
          <table:table-cell office:value-type="float" office:value="25500">
            <text:p>25500</text:p>
          </table:table-cell>
          <table:table-cell office:value-type="float" office:value="5.812">
            <text:p>5.812</text:p>
          </table:table-cell>
          <table:table-cell office:value-type="float" office:value="189">
            <text:p>189</text:p>
          </table:table-cell>
          <table:table-cell table:formula="of:=[.A10]*9.81" office:value-type="float" office:value="250155">
            <text:p>250155</text:p>
          </table:table-cell>
          <table:table-cell table:formula="of:=[.D10]/[.C10]" office:value-type="float" office:value="1323.57142857143">
            <text:p>1323.5714285714</text:p>
          </table:table-cell>
          <table:table-cell table:formula="of:=[.E10]*[.B10]" office:value-type="float" office:value="7692.59714285714">
            <text:p>7692.5971428572</text:p>
          </table:table-cell>
          <table:table-cell table:formula="of:=[.F10]/1000" office:value-type="float" office:value="7.69259714285714">
            <text:p>7.6925971429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5.732">
            <text:p>45.732</text:p>
          </table:table-cell>
          <table:table-cell office:value-type="float" office:value="90">
            <text:p>90</text:p>
          </table:table-cell>
          <table:table-cell table:formula="of:=[.A11]*9.81" office:value-type="float" office:value="238383">
            <text:p>238383</text:p>
          </table:table-cell>
          <table:table-cell table:formula="of:=[.D11]/[.C11]" office:value-type="float" office:value="2648.7">
            <text:p>2648.7</text:p>
          </table:table-cell>
          <table:table-cell table:formula="of:=[.E11]*[.B11]" office:value-type="float" office:value="121130.3484">
            <text:p>121130.3484</text:p>
          </table:table-cell>
          <table:table-cell table:formula="of:=[.F11]/1000" office:value-type="float" office:value="121.1303484">
            <text:p>121.1303484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1.13">
            <text:p>41.13</text:p>
          </table:table-cell>
          <table:table-cell office:value-type="float" office:value="90">
            <text:p>90</text:p>
          </table:table-cell>
          <table:table-cell table:formula="of:=[.A12]*9.81" office:value-type="float" office:value="238383">
            <text:p>238383</text:p>
          </table:table-cell>
          <table:table-cell table:formula="of:=[.D12]/[.C12]" office:value-type="float" office:value="2648.7">
            <text:p>2648.7</text:p>
          </table:table-cell>
          <table:table-cell table:formula="of:=[.E12]*[.B12]" office:value-type="float" office:value="108941.031">
            <text:p>108941.031</text:p>
          </table:table-cell>
          <table:table-cell table:formula="of:=[.F12]/1000" office:value-type="float" office:value="108.941031">
            <text:p>108.941031</text:p>
          </table:table-cell>
        </table:table-row>
        <table:table-row table:style-name="ro2">
          <table:table-cell office:value-type="float" office:value="56392">
            <text:p>56392</text:p>
          </table:table-cell>
          <table:table-cell office:value-type="float" office:value="56.33">
            <text:p>56.33</text:p>
          </table:table-cell>
          <table:table-cell office:value-type="float" office:value="200">
            <text:p>200</text:p>
          </table:table-cell>
          <table:table-cell table:formula="of:=[.A13]*9.81" office:value-type="float" office:value="553205.52">
            <text:p>553205.52</text:p>
          </table:table-cell>
          <table:table-cell table:formula="of:=[.D13]/[.C13]" office:value-type="float" office:value="2766.0276">
            <text:p>2766.0276</text:p>
          </table:table-cell>
          <table:table-cell table:formula="of:=[.E13]*[.B13]" office:value-type="float" office:value="155810.334708">
            <text:p>155810.334708</text:p>
          </table:table-cell>
          <table:table-cell table:formula="of:=[.F13]/1000" office:value-type="float" office:value="155.810334708">
            <text:p>155.810334708</text:p>
          </table:table-cell>
        </table:table-row>
        <table:table-row table:style-name="ro2">
          <table:table-cell office:value-type="float" office:value="55697">
            <text:p>55697</text:p>
          </table:table-cell>
          <table:table-cell office:value-type="float" office:value="21.94">
            <text:p>21.94</text:p>
          </table:table-cell>
          <table:table-cell office:value-type="float" office:value="148">
            <text:p>148</text:p>
          </table:table-cell>
          <table:table-cell table:formula="of:=[.A14]*9.81" office:value-type="float" office:value="546387.57">
            <text:p>546387.57</text:p>
          </table:table-cell>
          <table:table-cell table:formula="of:=[.D14]/[.C14]" office:value-type="float" office:value="3691.80790540541">
            <text:p>3691.8079054054</text:p>
          </table:table-cell>
          <table:table-cell table:formula="of:=[.E14]*[.B14]" office:value-type="float" office:value="80998.2654445946">
            <text:p>80998.2654445946</text:p>
          </table:table-cell>
          <table:table-cell table:formula="of:=[.F14]/1000" office:value-type="float" office:value="80.9982654445946">
            <text:p>80.9982654446</text:p>
          </table:table-cell>
        </table:table-row>
        <table:table-row table:style-name="ro2">
          <table:table-cell office:value-type="float" office:value="47128">
            <text:p>47128</text:p>
          </table:table-cell>
          <table:table-cell office:value-type="float" office:value="30.4">
            <text:p>30.4</text:p>
          </table:table-cell>
          <table:table-cell office:value-type="float" office:value="80">
            <text:p>80</text:p>
          </table:table-cell>
          <table:table-cell table:formula="of:=[.A15]*9.81" office:value-type="float" office:value="462325.68">
            <text:p>462325.68</text:p>
          </table:table-cell>
          <table:table-cell table:formula="of:=[.D15]/[.C15]" office:value-type="float" office:value="5779.071">
            <text:p>5779.071</text:p>
          </table:table-cell>
          <table:table-cell table:formula="of:=[.E15]*[.B15]" office:value-type="float" office:value="175683.7584">
            <text:p>175683.7584</text:p>
          </table:table-cell>
          <table:table-cell table:formula="of:=[.F15]/1000" office:value-type="float" office:value="175.6837584">
            <text:p>175.6837584</text:p>
          </table:table-cell>
        </table:table-row>
        <table:table-row table:style-name="ro2">
          <table:table-cell office:value-type="float" office:value="80500">
            <text:p>80500</text:p>
          </table:table-cell>
          <table:table-cell office:value-type="float" office:value="25.48">
            <text:p>25.48</text:p>
          </table:table-cell>
          <table:table-cell office:value-type="float" office:value="178">
            <text:p>178</text:p>
          </table:table-cell>
          <table:table-cell table:formula="of:=[.A16]*9.81" office:value-type="float" office:value="789705">
            <text:p>789705</text:p>
          </table:table-cell>
          <table:table-cell table:formula="of:=[.D16]/[.C16]" office:value-type="float" office:value="4436.54494382023">
            <text:p>4436.5449438202</text:p>
          </table:table-cell>
          <table:table-cell table:formula="of:=[.E16]*[.B16]" office:value-type="float" office:value="113043.165168539">
            <text:p>113043.165168539</text:p>
          </table:table-cell>
          <table:table-cell table:formula="of:=[.F16]/1000" office:value-type="float" office:value="113.043165168539">
            <text:p>113.0431651685</text:p>
          </table:table-cell>
        </table:table-row>
        <table:table-row table:style-name="ro2">
          <table:table-cell office:value-type="float" office:value="67100">
            <text:p>67100</text:p>
          </table:table-cell>
          <table:table-cell office:value-type="float" office:value="33.08">
            <text:p>33.08</text:p>
          </table:table-cell>
          <table:table-cell office:value-type="float" office:value="200">
            <text:p>200</text:p>
          </table:table-cell>
          <table:table-cell table:formula="of:=[.A17]*9.81" office:value-type="float" office:value="658251">
            <text:p>658251</text:p>
          </table:table-cell>
          <table:table-cell table:formula="of:=[.D17]/[.C17]" office:value-type="float" office:value="3291.255">
            <text:p>3291.255</text:p>
          </table:table-cell>
          <table:table-cell table:formula="of:=[.E17]*[.B17]" office:value-type="float" office:value="108874.7154">
            <text:p>108874.7154</text:p>
          </table:table-cell>
          <table:table-cell table:formula="of:=[.F17]/1000" office:value-type="float" office:value="108.8747154">
            <text:p>108.8747154</text:p>
          </table:table-cell>
        </table:table-row>
      </table:table>
      <table:table table:name="Extrapolation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24"/>
        <table:table-column table:style-name="co15" table:default-cell-style-name="ce35"/>
        <table:table-column table:style-name="co16" table:default-cell-style-name="ce35"/>
        <table:table-column table:style-name="co17" table:default-cell-style-name="ce5"/>
        <table:table-column table:style-name="co18" table:default-cell-style-name="ce5"/>
        <table:table-column table:style-name="co19" table:default-cell-style-name="ce51"/>
        <table:table-column table:style-name="co1" table:number-columns-repeated="1013" table:default-cell-style-name="ce5"/>
        <table:table-row table:style-name="ro1">
          <table:table-cell table:style-name="ce2" office:value-type="string">
            <text:p>Intro.</text:p>
          </table:table-cell>
          <table:table-cell table:style-name="ce2" office:value-type="string">
            <text:p>Locomotive</text:p>
          </table:table-cell>
          <table:table-cell table:style-name="ce2" office:value-type="string">
            <text:p>F'box grate (sq. ft.)</text:p>
          </table:table-cell>
          <table:table-cell table:style-name="ce2" office:value-type="string">
            <text:p>Heating area (sq. ft.)</text:p>
          </table:table-cell>
          <table:table-cell table:style-name="ce2" office:value-type="string">
            <text:p>Pressure (psi)</text:p>
          </table:table-cell>
          <table:table-cell table:style-name="ce21" office:value-type="string">
            <text:p>TE (kN)</text:p>
          </table:table-cell>
          <table:table-cell table:style-name="ce32" office:value-type="string">
            <text:p>Power (kW)</text:p>
          </table:table-cell>
          <table:table-cell table:style-name="ce32" office:value-type="string">
            <text:p>Factor</text:p>
          </table:table-cell>
          <table:table-cell table:style-name="ce2" office:value-type="string">
            <text:p>Compound</text:p>
          </table:table-cell>
          <table:table-cell table:style-name="ce2" office:value-type="string">
            <text:p>Sup. Surface</text:p>
          </table:table-cell>
          <table:table-cell table:style-name="ce48" office:value-type="string">
            <text:p>Reference</text:p>
          </table:table-cell>
          <table:table-cell table:style-name="ce59" table:number-columns-repeated="1011"/>
          <table:table-cell table:number-columns-repeated="2"/>
        </table:table-row>
        <table:table-row table:style-name="ro1">
          <table:table-cell table:style-name="ce3" office:value-type="float" office:value="1825">
            <text:p>1825</text:p>
          </table:table-cell>
          <table:table-cell table:style-name="ce3" office:value-type="string">
            <text:p>SDR Locomotion</text:p>
          </table:table-cell>
          <table:table-cell table:style-name="ce8" office:value-type="string">
            <text:p>Not available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 table:style-name="ce33" table:formula="of:=[.H2]/[.F2]" office:value-type="float" office:value="4.18148820326679">
            <text:p>4</text:p>
          </table:table-cell>
          <table:table-cell table:formula="of:=([.H3]/[.D3])*[.D2]" office:value-type="float" office:value="20.9074410163339">
            <text:p>2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49" office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29">
            <text:p>1829</text:p>
          </table:table-cell>
          <table:table-cell table:style-name="ce4" office:value-type="string">
            <text:p>LMR Rocket</text:p>
          </table:table-cell>
          <table:table-cell table:style-name="ce9" office:value-type="string">
            <text:p>Not available</text:p>
          </table:table-cell>
          <table:table-cell table:style-name="ce4" office:value-type="float" office:value="137.75">
            <text:p>137.75</text:p>
          </table:table-cell>
          <table:table-cell table:style-name="ce4" office:value-type="float" office:value="50">
            <text:p>50</text:p>
          </table:table-cell>
          <table:table-cell table:style-name="ce23" office:value-type="float" office:value="4">
            <text:p>4</text:p>
          </table:table-cell>
          <table:table-cell table:style-name="ce34" office:value-type="float" office:value="12">
            <text:p>12</text:p>
          </table:table-cell>
          <table:table-cell table:style-name="ce34" table:formula="of:=[.F3]*[.G3]" office:value-type="float" office:value="48">
            <text:p>48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11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LMR Planet</text:p>
          </table:table-cell>
          <table:table-cell table:number-columns-repeated="3" table:style-name="ce8" office:value-type="string">
            <text:p>Not available</text:p>
          </table:table-cell>
          <table:table-cell office:value-type="float" office:value="4">
            <text:p>4</text:p>
          </table:table-cell>
          <table:table-cell table:style-name="ce33" office:value-type="float" office:value="18">
            <text:p>18</text:p>
          </table:table-cell>
          <table:table-cell table:formula="of:=[.F4]*[.G4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LMR Planet goods</text:p>
          </table:table-cell>
          <table:table-cell table:number-columns-repeated="3" table:style-name="ce8" office:value-type="string">
            <text:p>Not available</text:p>
          </table:table-cell>
          <table:table-cell office:value-type="float" office:value="7">
            <text:p>7</text:p>
          </table:table-cell>
          <table:table-cell table:style-name="ce33" table:formula="of:=[.H4]/[.F5]" office:value-type="float" office:value="10.2857142857143">
            <text:p>10</text:p>
          </table:table-cell>
          <table:table-cell table:formula="of:=[.F5]*[.G5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33">
            <text:p>1833</text:p>
          </table:table-cell>
          <table:table-cell table:style-name="ce4" office:value-type="string">
            <text:p>LMR Patentee</text:p>
          </table:table-cell>
          <table:table-cell table:number-columns-repeated="2" table:style-name="ce9" office:value-type="string">
            <text:p>Not available</text:p>
          </table:table-cell>
          <table:table-cell table:style-name="ce16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 table:style-name="ce34" office:value-type="float" office:value="37">
            <text:p>37</text:p>
          </table:table-cell>
          <table:table-cell table:style-name="ce34" table:formula="of:=[.F6]*[.G6]" office:value-type="float" office:value="185">
            <text:p>185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22 Ahrons</text:p>
          </table:table-cell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float" office:value="1837">
            <text:p>1837</text:p>
          </table:table-cell>
          <table:table-cell table:style-name="ce6" office:value-type="string">
            <text:p>LMR Lion</text:p>
          </table:table-cell>
          <table:table-cell table:number-columns-repeated="3" table:style-name="ce8" office:value-type="string">
            <text:p>Not available</text:p>
          </table:table-cell>
          <table:table-cell table:style-name="ce25" office:value-type="float" office:value="9">
            <text:p>9</text:p>
          </table:table-cell>
          <table:table-cell table:formula="of:=[.H7]/[.F7]" office:value-type="float" office:value="27.7777777777778">
            <text:p>28</text:p>
          </table:table-cell>
          <table:table-cell table:style-name="ce41" office:value-type="float" office:value="250">
            <text:p>250</text:p>
          </table:table-cell>
          <table:table-cell table:style-name="ce6"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52" office:value-type="string">
            <text:p>n/a</text:p>
          </table:table-cell>
          <table:table-cell table:style-name="ce6" table:number-columns-repeated="1011"/>
          <table:table-cell table:number-columns-repeated="2"/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LMR Bird</text:p>
          </table:table-cell>
          <table:table-cell table:number-columns-repeated="2" table:style-name="ce8" office:value-type="string">
            <text:p>Not available</text:p>
          </table:table-cell>
          <table:table-cell table:style-name="ce8"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[.H8]/[.F8]" office:value-type="float" office:value="58.3333333333333">
            <text:p>58</text:p>
          </table:table-cell>
          <table:table-cell table:style-name="ce41" office:value-type="float" office:value="350">
            <text:p>3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50 Ahrons</text:p>
          </table:table-cell>
          <table:table-cell table:number-columns-repeated="1013"/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SDR Derwent</text:p>
          </table:table-cell>
          <table:table-cell table:style-name="ce8" office:value-type="string">
            <text:p>Not available</text:p>
          </table:table-cell>
          <table:table-cell office:value-type="float" office:value="1363">
            <text:p>1363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table:formula="of:=[.H9]/[.F9]" office:value-type="float" office:value="25">
            <text:p>25</text:p>
          </table:table-cell>
          <table:table-cell table:style-name="ce41" office:value-type="float" office:value="450">
            <text:p>4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45">
            <text:p>1845</text:p>
          </table:table-cell>
          <table:table-cell table:style-name="ce4" office:value-type="string">
            <text:p>LNWR Crewe type</text:p>
          </table:table-cell>
          <table:table-cell table:style-name="ce4" office:value-type="float" office:value="10.5">
            <text:p>10.5</text:p>
          </table:table-cell>
          <table:table-cell table:style-name="ce4" office:value-type="float" office:value="709">
            <text:p>709</text:p>
          </table:table-cell>
          <table:table-cell table:style-name="ce17" office:value-type="float" office:value="75">
            <text:p>75</text:p>
          </table:table-cell>
          <table:table-cell table:style-name="ce23" office:value-type="float" office:value="15">
            <text:p>15</text:p>
          </table:table-cell>
          <table:table-cell table:style-name="ce34" office:value-type="float" office:value="83">
            <text:p>83</text:p>
          </table:table-cell>
          <table:table-cell table:style-name="ce34" table:formula="of:=[.G10]*[.F10]" office:value-type="float" office:value="1245">
            <text:p>1245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5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7">
            <text:p>1847</text:p>
          </table:table-cell>
          <table:table-cell table:style-name="ce4" office:value-type="string">
            <text:p>LBSC Jenny Lind</text:p>
          </table:table-cell>
          <table:table-cell table:style-name="ce9" office:value-type="string">
            <text:p>Not available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120">
            <text:p>120</text:p>
          </table:table-cell>
          <table:table-cell table:style-name="ce23" office:value-type="float" office:value="28">
            <text:p>28</text:p>
          </table:table-cell>
          <table:table-cell table:style-name="ce34" office:value-type="float" office:value="98">
            <text:p>98</text:p>
          </table:table-cell>
          <table:table-cell table:style-name="ce34" table:formula="of:=[.G11]*[.F11]" office:value-type="float" office:value="2744">
            <text:p>2744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76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8">
            <text:p>1848</text:p>
          </table:table-cell>
          <table:table-cell table:style-name="ce4" office:value-type="string">
            <text:p>MR Crampton</text:p>
          </table:table-cell>
          <table:table-cell table:style-name="ce4" office:value-type="float" office:value="13.9">
            <text:p>13.9</text:p>
          </table:table-cell>
          <table:table-cell table:style-name="ce4" office:value-type="float" office:value="1062">
            <text:p>1062</text:p>
          </table:table-cell>
          <table:table-cell table:style-name="ce18" office:value-type="float" office:value="100">
            <text:p>100</text:p>
          </table:table-cell>
          <table:table-cell table:style-name="ce23" office:value-type="float" office:value="21">
            <text:p>21</text:p>
          </table:table-cell>
          <table:table-cell table:style-name="ce34" office:value-type="float" office:value="140">
            <text:p>140</text:p>
          </table:table-cell>
          <table:table-cell table:style-name="ce34" table:formula="of:=[.G12]*[.F12]" office:value-type="float" office:value="2940">
            <text:p>294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7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49">
            <text:p>1849</text:p>
          </table:table-cell>
          <table:table-cell office:value-type="string">
            <text:p>LNWR Sharp goods</text:p>
          </table:table-cell>
          <table:table-cell office:value-type="float" office:value="10.6">
            <text:p>10.6</text:p>
          </table:table-cell>
          <table:table-cell office:value-type="float" office:value="1148">
            <text:p>1148</text:p>
          </table:table-cell>
          <table:table-cell table:style-name="ce10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formula="of:=[.H13]/[.F13]" office:value-type="float" office:value="52.6863284611809">
            <text:p>53</text:p>
          </table:table-cell>
          <table:table-cell table:formula="of:=[.H12]/([.D12]*[.C12]) * ([.C13]*[.D13])" office:value-type="float" office:value="2423.57110921432">
            <text:p>24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51">
            <text:p>1851</text:p>
          </table:table-cell>
          <table:table-cell table:style-name="ce4" office:value-type="string">
            <text:p>LNWR Bloomer</text:p>
          </table:table-cell>
          <table:table-cell table:style-name="ce9" office:value-type="string">
            <text:p>Not available</text:p>
          </table:table-cell>
          <table:table-cell table:style-name="ce4" office:value-type="float" office:value="1448.5">
            <text:p>1448.5</text:p>
          </table:table-cell>
          <table:table-cell table:style-name="ce19" office:value-type="string">
            <text:p>150/120</text:p>
          </table:table-cell>
          <table:table-cell table:style-name="ce23" office:value-type="float" office:value="26">
            <text:p>26</text:p>
          </table:table-cell>
          <table:table-cell table:style-name="ce34" office:value-type="float" office:value="160">
            <text:p>160</text:p>
          </table:table-cell>
          <table:table-cell table:style-name="ce34" table:formula="of:=[.G14]*[.F14]" office:value-type="float" office:value="4160">
            <text:p>416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94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SDR 1001</text:p>
          </table:table-cell>
          <table:table-cell office:value-type="float" office:value="13.3">
            <text:p>13.3</text:p>
          </table:table-cell>
          <table:table-cell office:value-type="float" office:value="1321.75">
            <text:p>1321.75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table:formula="of:=[.H15]/[.F15]" office:value-type="float" office:value="60.6060606060606">
            <text:p>61</text:p>
          </table:table-cell>
          <table:table-cell table:style-name="ce37" office:value-type="float" office:value="4000">
            <text:p>4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49" office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MR 133 Class</text:p>
          </table:table-cell>
          <table:table-cell table:style-name="ce8" office:value-type="string">
            <text:p>Not available</text:p>
          </table:table-cell>
          <table:table-cell office:value-type="float" office:value="1079">
            <text:p>1079</text:p>
          </table:table-cell>
          <table:table-cell table:style-name="ce10" office:value-type="float" office:value="140">
            <text:p>140</text:p>
          </table:table-cell>
          <table:table-cell office:value-type="float" office:value="24">
            <text:p>24</text:p>
          </table:table-cell>
          <table:table-cell table:formula="of:=[.H16]/[.F16]" office:value-type="float" office:value="154.207083333333">
            <text:p>154</text:p>
          </table:table-cell>
          <table:table-cell table:formula="of:=([.H11]*[.D16]/[.D11])" office:value-type="float" office:value="3700.97">
            <text:p>370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4 Ahrons</text:p>
          </table:table-cell>
          <table:table-cell table:number-columns-repeated="1013"/>
        </table:table-row>
        <table:table-row table:style-name="ro1">
          <table:table-cell office:value-type="float" office:value="1854">
            <text:p>1854</text:p>
          </table:table-cell>
          <table:table-cell office:value-type="string">
            <text:p>LNWR Sharp tank</text:p>
          </table:table-cell>
          <table:table-cell table:style-name="ce8" office:value-type="string">
            <text:p>Not available</text:p>
          </table:table-cell>
          <table:table-cell table:style-name="ce10" office:value-type="float" office:value="675">
            <text:p>675</text:p>
          </table:table-cell>
          <table:table-cell table:style-name="ce10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formula="of:=[.H17]/[.F17]" office:value-type="float" office:value="72.7128633241922">
            <text:p>73</text:p>
          </table:table-cell>
          <table:table-cell table:formula="of:=(([.H10]*[.D17]/[.D10]) + ([.H12]*[.D17]/[.D12])) / 2" office:value-type="float" office:value="1526.97012980804">
            <text:p>15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1 Ahrons</text:p>
          </table:table-cell>
          <table:table-cell table:number-columns-repeated="1013"/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MR 1 Class</text:p>
          </table:table-cell>
          <table:table-cell table:number-columns-repeated="2" table:style-name="ce8" office:value-type="string">
            <text:p>Not available</text:p>
          </table:table-cell>
          <table:table-cell table:style-name="ce20" office:value-type="float" office:value="120">
            <text:p>120</text:p>
          </table:table-cell>
          <table:table-cell office:value-type="float" office:value="27">
            <text:p>27</text:p>
          </table:table-cell>
          <table:table-cell table:formula="of:=[.H18]/[.F18]" office:value-type="float" office:value="155.555555555556">
            <text:p>156</text:p>
          </table:table-cell>
          <table:table-cell office:value-type="float" office:value="4200">
            <text:p>42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LNWR DX Goods</text:p>
          </table:table-cell>
          <table:table-cell office:value-type="float" office:value="17.1">
            <text:p>17.1</text:p>
          </table:table-cell>
          <table:table-cell office:value-type="float" office:value="1074">
            <text:p>1074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table:formula="of:=[.H19]/[.F19]" office:value-type="float" office:value="69.1360295722911">
            <text:p>69</text:p>
          </table:table-cell>
          <table:table-cell table:formula="of:=([.H17]/([.D13]*[.C13]) * ([.C19]*[.D19]) * [.E19]) /[.E13]" office:value-type="float" office:value="3456.80147861455">
            <text:p>34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4" office:value-type="float" office:value="1859">
            <text:p>1859</text:p>
          </table:table-cell>
          <table:table-cell table:style-name="ce4" office:value-type="string">
            <text:p>LNWR Problem</text:p>
          </table:table-cell>
          <table:table-cell table:style-name="ce4" office:value-type="float" office:value="14.9">
            <text:p>14.9</text:p>
          </table:table-cell>
          <table:table-cell table:style-name="ce4" office:value-type="float" office:value="1098">
            <text:p>1098</text:p>
          </table:table-cell>
          <table:table-cell table:style-name="ce4" office:value-type="float" office:value="120">
            <text:p>120</text:p>
          </table:table-cell>
          <table:table-cell table:style-name="ce23" office:value-type="float" office:value="27">
            <text:p>27</text:p>
          </table:table-cell>
          <table:table-cell table:style-name="ce34" office:value-type="float" office:value="173">
            <text:p>173</text:p>
          </table:table-cell>
          <table:table-cell table:style-name="ce34" table:formula="of:=[.G20]*[.F20]" office:value-type="float" office:value="4671">
            <text:p>4671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145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2">
            <text:p>1862</text:p>
          </table:table-cell>
          <table:table-cell office:value-type="string">
            <text:p>LNWR McConnell tank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850">
            <text:p>850</text:p>
          </table:table-cell>
          <table:table-cell table:style-name="ce10" office:value-type="float" office:value="120">
            <text:p>120</text:p>
          </table:table-cell>
          <table:table-cell office:value-type="float" office:value="29">
            <text:p>29</text:p>
          </table:table-cell>
          <table:table-cell table:formula="of:=[.H21]/[.F21]" office:value-type="float" office:value="83.6839529404623">
            <text:p>84</text:p>
          </table:table-cell>
          <table:table-cell table:formula="of:=([.H20]/([.D20]*[.C20]) * ([.C21]*[.D21]) * [.E21]) /[.E20]" office:value-type="float" office:value="2426.83463527341">
            <text:p>24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63">
            <text:p>1863</text:p>
          </table:table-cell>
          <table:table-cell table:style-name="ce4" office:value-type="string">
            <text:p>FR George England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55">
            <text:p>155</text:p>
          </table:table-cell>
          <table:table-cell table:style-name="ce4" office:value-type="float" office:value="130">
            <text:p>130</text:p>
          </table:table-cell>
          <table:table-cell table:style-name="ce23" office:value-type="float" office:value="17">
            <text:p>17</text:p>
          </table:table-cell>
          <table:table-cell table:style-name="ce36" office:value-type="float" office:value="14">
            <text:p>14</text:p>
          </table:table-cell>
          <table:table-cell table:style-name="ce34" table:formula="of:=[.G22]*[.F22]" office:value-type="float" office:value="238">
            <text:p>238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http://www.festipedia.org.uk/wiki/England_Engine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LNWR Samps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 table:formula="of:=[.H23]/[.F23]" office:value-type="float" office:value="120.608922873803">
            <text:p>121</text:p>
          </table:table-cell>
          <table:table-cell table:formula="of:=[.H20]/([.D20]*[.C20]) * ([.C23]*[.D23])" office:value-type="float" office:value="4703.74799207834">
            <text:p>470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www.lnwrs.org.uk/Glossary/locoClasss.php</text:p>
          </table:table-cell>
          <table:table-cell table:number-columns-repeated="1013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MR 480 Class</text:p>
          </table:table-cell>
          <table:table-cell table:style-name="ce10" office:value-type="float" office:value="27.5">
            <text:p>27.5</text:p>
          </table:table-cell>
          <table:table-cell table:style-name="ce10" office:value-type="float" office:value="1192">
            <text:p>1192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24]/[.F24]" office:value-type="float" office:value="115.172758525328">
            <text:p>115</text:p>
          </table:table-cell>
          <table:table-cell table:formula="of:=([.H19]/([.D19]*[.C19]) * ([.C24]*[.D24]) * [.E24]) /[.E19]" office:value-type="float" office:value="5758.63792626639">
            <text:p>575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8</text:p>
          </table:table-cell>
          <table:table-cell table:number-columns-repeated="1013"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Met A Class</text:p>
          </table:table-cell>
          <table:table-cell office:value-type="float" office:value="19">
            <text:p>19</text:p>
          </table:table-cell>
          <table:table-cell office:value-type="float" office:value="1000">
            <text:p>1000</text:p>
          </table:table-cell>
          <table:table-cell office:value-type="float" office:value="120">
            <text:p>120</text:p>
          </table:table-cell>
          <table:table-cell office:value-type="float" office:value="42">
            <text:p>42</text:p>
          </table:table-cell>
          <table:table-cell table:formula="of:=[.H25]/[.F25]" office:value-type="float" office:value="129.159266303066">
            <text:p>129</text:p>
          </table:table-cell>
          <table:table-cell table:formula="of:=([.H21]/([.D21]*[.C21]) * ([.C25]*[.D25]) * [.E25]) /[.E21]" office:value-type="float" office:value="5424.68918472879">
            <text:p>542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6</text:p>
          </table:table-cell>
          <table:table-cell table:number-columns-repeated="1013"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MR 27 Class</text:p>
          </table:table-cell>
          <table:table-cell office:value-type="float" office:value="16">
            <text:p>16</text:p>
          </table:table-cell>
          <table:table-cell office:value-type="float" office:value="1136">
            <text:p>1136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 table:formula="of:=[.H26]/[.F26]" office:value-type="float" office:value="168.175939169448">
            <text:p>168</text:p>
          </table:table-cell>
          <table:table-cell table:formula="of:=([.H27]/([.D27]*[.C27]) * ([.C26]*[.D26]) * [.E26]) /[.E27]" office:value-type="float" office:value="6054.33381010012">
            <text:p>605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. p. 145</text:p>
          </table:table-cell>
          <table:table-cell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MR 156 Class</text:p>
          </table:table-cell>
          <table:table-cell office:value-type="float" office:value="14.8">
            <text:p>14.8</text:p>
          </table:table-cell>
          <table:table-cell office:value-type="float" office:value="1071.5">
            <text:p>1071.5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table:formula="of:=[.H27]/[.F27]" office:value-type="float" office:value="139.00753513501">
            <text:p>139</text:p>
          </table:table-cell>
          <table:table-cell table:formula="of:=([.H23]/([.D23]*[.C23]) * ([.C27]*[.D27]) * [.E27]) /[.E23]" office:value-type="float" office:value="5282.28633513038">
            <text:p>528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LNWR Newt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table:formula="of:=[.H28]/[.F28]" office:value-type="float" office:value="151.826901504784">
            <text:p>152</text:p>
          </table:table-cell>
          <table:table-cell table:formula="of:=(([.H24]/([.D24]*[.C24])*([.C28]*[.D28])*[.E28])/[.E24])+(([.H32]/([.D32]*[.C32])*([.C28]*[.D28])*[.E28])/[.E32])/2" office:value-type="float" office:value="5465.76845417221">
            <text:p>546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69</text:p>
          </table:table-cell>
          <table:table-cell table:number-columns-repeated="1013"/>
        </table:table-row>
        <table:table-row table:style-name="ro1">
          <table:table-cell office:value-type="float" office:value="1868">
            <text:p>1868</text:p>
          </table:table-cell>
          <table:table-cell office:value-type="string">
            <text:p>GWR 517 Class</text:p>
          </table:table-cell>
          <table:table-cell office:value-type="float" office:value="12.83">
            <text:p>12.83</text:p>
          </table:table-cell>
          <table:table-cell office:value-type="float" office:value="904.47">
            <text:p>904.4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29]/[.F29]" office:value-type="float" office:value="77.3417083891025">
            <text:p>77</text:p>
          </table:table-cell>
          <table:table-cell table:formula="of:=((([.H28]/([.D28]*[.C28]) * ([.C29]*[.D29]) * [.E29]) /[.E28]) + (([.H28]/([.D28]*[.C28]) * ([.C29]*[.D29])))) / 2" office:value-type="float" office:value="4331.13566978974">
            <text:p>43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700 Class</text:p>
          </table:table-cell>
          <table:table-cell office:value-type="float" office:value="16.84">
            <text:p>16.84</text:p>
          </table:table-cell>
          <table:table-cell office:value-type="float" office:value="1128">
            <text:p>1128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30]/[.F30]" office:value-type="float" office:value="151.521115801749">
            <text:p>152</text:p>
          </table:table-cell>
          <table:table-cell table:formula="of:=([.H32]/([.D32]*[.C32]) * ([.C30]*[.D30]) * [.E30]) /[.E32]" office:value-type="float" office:value="8030.61913749271">
            <text:p>80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690 Class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31]/[.F31]" office:value-type="float" office:value="141.509433962264">
            <text:p>142</text:p>
          </table:table-cell>
          <table:table-cell table:style-name="ce37" office:value-type="float" office:value="7500">
            <text:p>75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4" office:value-type="float" office:value="1870">
            <text:p>1870</text:p>
          </table:table-cell>
          <table:table-cell table:style-name="ce4" office:value-type="string">
            <text:p>MR 800 Class</text:p>
          </table:table-cell>
          <table:table-cell table:style-name="ce4" office:value-type="float" office:value="17.5">
            <text:p>17.5</text:p>
          </table:table-cell>
          <table:table-cell table:style-name="ce4" office:value-type="float" office:value="1225">
            <text:p>1225</text:p>
          </table:table-cell>
          <table:table-cell table:style-name="ce4" office:value-type="float" office:value="140">
            <text:p>140</text:p>
          </table:table-cell>
          <table:table-cell table:style-name="ce23" office:value-type="float" office:value="53">
            <text:p>53</text:p>
          </table:table-cell>
          <table:table-cell table:style-name="ce34" office:value-type="float" office:value="171">
            <text:p>171</text:p>
          </table:table-cell>
          <table:table-cell table:style-name="ce34" table:formula="of:=[.G32]*[.F32]" office:value-type="float" office:value="9063">
            <text:p>9063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Ahrons p. 189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70">
            <text:p>1870</text:p>
          </table:table-cell>
          <table:table-cell table:style-name="ce4" office:value-type="string">
            <text:p>GNR Stirling 8ft single</text:p>
          </table:table-cell>
          <table:table-cell table:style-name="ce4" office:value-type="float" office:value="17.65">
            <text:p>17.65</text:p>
          </table:table-cell>
          <table:table-cell table:style-name="ce4" office:value-type="float" office:value="1165">
            <text:p>1165</text:p>
          </table:table-cell>
          <table:table-cell table:style-name="ce4" office:value-type="float" office:value="140">
            <text:p>140</text:p>
          </table:table-cell>
          <table:table-cell table:style-name="ce23" office:value-type="float" office:value="45">
            <text:p>45</text:p>
          </table:table-cell>
          <table:table-cell table:style-name="ce34" office:value-type="float" office:value="203">
            <text:p>203</text:p>
          </table:table-cell>
          <table:table-cell table:style-name="ce34" table:formula="of:=[.G33]*[.F33]" office:value-type="float" office:value="9135">
            <text:p>9135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Ahrons p. 13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LBSCR C Class</text:p>
          </table:table-cell>
          <table:table-cell office:value-type="float" office:value="20.9">
            <text:p>20.9</text:p>
          </table:table-cell>
          <table:table-cell office:value-type="float" office:value="1312">
            <text:p>1312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table:formula="of:=[.H34]/[.F34]" office:value-type="float" office:value="141.37223090379">
            <text:p>141</text:p>
          </table:table-cell>
          <table:table-cell table:formula="of:=([.H32]/([.D32]*[.C32]) * ([.C34]*[.D34]) * [.E34]) /[.E32]" office:value-type="float" office:value="11592.5229341108">
            <text:p>11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4" office:value-type="float" office:value="1872">
            <text:p>1872</text:p>
          </table:table-cell>
          <table:table-cell table:style-name="ce4" office:value-type="string">
            <text:p>FR Double Fairlie</text:p>
          </table:table-cell>
          <table:table-cell table:style-name="ce4" office:value-type="float" office:value="11.2">
            <text:p>11.2</text:p>
          </table:table-cell>
          <table:table-cell table:style-name="ce4" office:value-type="float" office:value="713">
            <text:p>713</text:p>
          </table:table-cell>
          <table:table-cell table:style-name="ce4" office:value-type="float" office:value="140">
            <text:p>140</text:p>
          </table:table-cell>
          <table:table-cell table:style-name="ce23" office:value-type="float" office:value="27">
            <text:p>27</text:p>
          </table:table-cell>
          <table:table-cell table:style-name="ce34" office:value-type="float" office:value="60">
            <text:p>60</text:p>
          </table:table-cell>
          <table:table-cell table:style-name="ce34" table:formula="of:=[.G35]*[.F35]" office:value-type="float" office:value="1620">
            <text:p>162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Ahrons p. 31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LBSCR A1 Class</text:p>
          </table:table-cell>
          <table:table-cell office:value-type="float" office:value="10">
            <text:p>10</text:p>
          </table:table-cell>
          <table:table-cell office:value-type="float" office:value="528">
            <text:p>528</text:p>
          </table:table-cell>
          <table:table-cell office:value-type="float" office:value="150">
            <text:p>150</text:p>
          </table:table-cell>
          <table:table-cell office:value-type="float" office:value="34">
            <text:p>34</text:p>
          </table:table-cell>
          <table:table-cell table:formula="of:=[.H36]/[.F36]" office:value-type="float" office:value="70.3422201533675">
            <text:p>70</text:p>
          </table:table-cell>
          <table:table-cell table:formula="of:=([.H34]/([.D34]*[.C34]) * ([.C36]*[.D36]) * [.E36]) /[.E34]" office:value-type="float" office:value="2391.63548521449">
            <text:p>23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BSCR D1 Class</text:p>
          </table:table-cell>
          <table:table-cell office:value-type="float" office:value="15">
            <text:p>15</text:p>
          </table:table-cell>
          <table:table-cell office:value-type="float" office:value="1029">
            <text:p>1029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table:formula="of:=[.H37]/[.F37]" office:value-type="float" office:value="116.524285714286">
            <text:p>117</text:p>
          </table:table-cell>
          <table:table-cell table:formula="of:=([.H34]/([.D34]*[.C34]) * ([.C37]*[.D37]) * [.E37]) /[.E34]" office:value-type="float" office:value="6991.45714285714">
            <text:p>69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NWR 17” coal engine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38]/[.F38]" office:value-type="float" office:value="109.714387392535">
            <text:p>110</text:p>
          </table:table-cell>
          <table:table-cell table:formula="of:=([.H33]/([.D33]*[.C33]) * ([.C38]*[.D38]) * [.E38]) /[.E33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NWR Precedent</text:p>
          </table:table-cell>
          <table:table-cell office:value-type="float" office:value="17.1">
            <text:p>17.1</text:p>
          </table:table-cell>
          <table:table-cell office:value-type="float" office:value="1083">
            <text:p>1083</text:p>
          </table:table-cell>
          <table:table-cell office:value-type="float" office:value="140">
            <text:p>140</text:p>
          </table:table-cell>
          <table:table-cell office:value-type="float" office:value="44">
            <text:p>44</text:p>
          </table:table-cell>
          <table:table-cell table:formula="of:=[.H39]/[.F39]" office:value-type="float" office:value="177.938421309303">
            <text:p>178</text:p>
          </table:table-cell>
          <table:table-cell table:formula="of:=([.H32]/([.D32]*[.C32]) * ([.C39]*[.D39]) * [.E39]) /[.E32]" office:value-type="float" office:value="7829.29053760933">
            <text:p>782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92</text:p>
          </table:table-cell>
          <table:table-cell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BSCR E1 Class</text:p>
          </table:table-cell>
          <table:table-cell office:value-type="float" office:value="16">
            <text:p>16</text:p>
          </table:table-cell>
          <table:table-cell office:value-type="float" office:value="977">
            <text:p>977</text:p>
          </table:table-cell>
          <table:table-cell office:value-type="float" office:value="160">
            <text:p>160</text:p>
          </table:table-cell>
          <table:table-cell office:value-type="float" office:value="78">
            <text:p>78</text:p>
          </table:table-cell>
          <table:table-cell table:formula="of:=[.H40]/[.F40]" office:value-type="float" office:value="96.8299557235767">
            <text:p>97</text:p>
          </table:table-cell>
          <table:table-cell table:formula="of:=([.H32]/([.D32]*[.C32]) * ([.C40]*[.D40]) * [.E40]) /[.E32]" office:value-type="float" office:value="7552.73654643898">
            <text:p>755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MR 1833 Class</text:p>
          </table:table-cell>
          <table:table-cell office:value-type="float" office:value="17.5">
            <text:p>17.5</text:p>
          </table:table-cell>
          <table:table-cell office:value-type="float" office:value="1209.4">
            <text:p>1209.4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41]/[.F41]" office:value-type="float" office:value="146.22641509434">
            <text:p>146</text:p>
          </table:table-cell>
          <table:table-cell table:style-name="ce37" office:value-type="float" office:value="7750">
            <text:p>7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BSCR D2 Class</text:p>
          </table:table-cell>
          <table:table-cell office:value-type="float" office:value="17">
            <text:p>17</text:p>
          </table:table-cell>
          <table:table-cell office:value-type="float" office:value="1077">
            <text:p>107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42]/[.F42]" office:value-type="float" office:value="148.094068245374">
            <text:p>148</text:p>
          </table:table-cell>
          <table:table-cell table:formula="of:=([.H34]/([.D34]*[.C34]) * ([.C42]*[.D42]) * [.E42]) /[.E34]" office:value-type="float" office:value="8293.26782174094">
            <text:p>82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YR Class 25</text:p>
          </table:table-cell>
          <table:table-cell office:value-type="float" office:value="19">
            <text:p>19</text:p>
          </table:table-cell>
          <table:table-cell office:value-type="float" office:value="1020">
            <text:p>102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table:formula="of:=[.H43]/[.F43]" office:value-type="float" office:value="122.996753759924">
            <text:p>123</text:p>
          </table:table-cell>
          <table:table-cell table:formula="of:=([.H33]/([.D33]*[.C33]) * ([.C43]*[.D43]) * [.E43]) /[.E33]" office:value-type="float" office:value="8609.77276319469">
            <text:p>86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FR Single Fairlie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style-name="ce37" office:value-type="float" office:value="35">
            <text:p>35</text:p>
          </table:table-cell>
          <table:table-cell table:style-name="ce41" table:formula="of:=[.G44]*[.F44]" office:value-type="float" office:value="595">
            <text:p>5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MR 132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45]/[.F45]" office:value-type="float" office:value="204.160014103515">
            <text:p>204</text:p>
          </table:table-cell>
          <table:table-cell table:formula="of:=([.H33]/([.D33]*[.C33]) * ([.C45]*[.D45]) * [.E45]) /[.E33]" office:value-type="float" office:value="10208.0007051757">
            <text:p>102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4</text:p>
          </table:table-cell>
          <table:table-cell table:number-columns-repeated="1013"/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MR 135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65">
            <text:p>65</text:p>
          </table:table-cell>
          <table:table-cell table:formula="of:=[.H46]/[.F46]" office:value-type="float" office:value="149.447020408163">
            <text:p>149</text:p>
          </table:table-cell>
          <table:table-cell table:formula="of:=([.H34]/([.D34]*[.C34]) * ([.C46]*[.D46]) * [.E46]) /[.E34]" office:value-type="float" office:value="9714.05632653061">
            <text:p>971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21</text:p>
          </table:table-cell>
          <table:table-cell table:number-columns-repeated="1013"/>
        </table:table-row>
        <table:table-row table:style-name="ro3">
          <table:table-cell office:value-type="float" office:value="1878">
            <text:p>1878</text:p>
          </table:table-cell>
          <table:table-cell office:value-type="string">
            <text:p>MR 1377 Class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000">
            <text:p>1000</text:p>
          </table:table-cell>
          <table:table-cell table:style-name="ce10" office:value-type="float" office:value="140">
            <text:p>140</text:p>
          </table:table-cell>
          <table:table-cell office:value-type="float" office:value="67">
            <text:p>67</text:p>
          </table:table-cell>
          <table:table-cell table:formula="of:=[.H47]/[.F47]" office:value-type="float" office:value="106.092112357035">
            <text:p>106</text:p>
          </table:table-cell>
          <table:table-cell table:formula="of:=([.H33]/([.D33]*[.C33]) * ([.C47]*[.D47]) * [.E47]) /[.E33]" office:value-type="float" office:value="7108.17152792131">
            <text:p>71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Midland_Railway_1377_Class</text:p>
          </table:table-cell>
          <table:table-cell table:number-columns-repeated="1013"/>
        </table:table-row>
        <table:table-row table:style-name="ro2">
          <table:table-cell office:value-type="float" office:value="1878">
            <text:p>1878</text:p>
          </table:table-cell>
          <table:table-cell office:value-type="string">
            <text:p>Steam Tram</text:p>
          </table:table-cell>
          <table:table-cell table:style-name="ce11" office:value-type="float" office:value="7.01">
            <text:p>7.01</text:p>
          </table:table-cell>
          <table:table-cell table:style-name="ce11" office:value-type="float" office:value="349.46">
            <text:p>349.46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26">
            <text:p>26</text:p>
          </table:table-cell>
          <table:table-cell table:formula="of:=[.H48]/[.F48]" office:value-type="float" office:value="39.8327219911191">
            <text:p>40</text:p>
          </table:table-cell>
          <table:table-cell table:formula="of:=([.H34]/([.D34]*[.C34]) * ([.C48]*[.D48]) * [.E48]) /[.E34]" office:value-type="float" office:value="1035.6507717691">
            <text:p>103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Cauliflower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table:formula="of:=[.H49]/[.F49]" office:value-type="float" office:value="127.447294192027">
            <text:p>127</text:p>
          </table:table-cell>
          <table:table-cell table:formula="of:=([.H33]/([.D33]*[.C33]) * ([.C49]*[.D49]) * [.E49]) /[.E33]" office:value-type="float" office:value="8156.6268282897">
            <text:p>81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Mansion House</text:p>
          </table:table-cell>
          <table:table-cell office:value-type="float" office:value="14.24">
            <text:p>14.24</text:p>
          </table:table-cell>
          <table:table-cell office:value-type="float" office:value="971.6">
            <text:p>971.6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table:formula="of:=[.H50]/[.F50]" office:value-type="float" office:value="113.826046598338">
            <text:p>114</text:p>
          </table:table-cell>
          <table:table-cell table:formula="of:=([.H33]/([.D33]*[.C33]) * ([.C50]*[.D50]) * [.E50]) /[.E33]" office:value-type="float" office:value="6146.60651631023">
            <text:p>61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9</text:p>
          </table:table-cell>
          <table:table-cell table:number-columns-repeated="1013"/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LNWR Coal tank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51]/[.F51]" office:value-type="float" office:value="109.714387392535">
            <text:p>110</text:p>
          </table:table-cell>
          <table:table-cell table:formula="of:=([.H33]/([.D33]*[.C33]) * ([.C51]*[.D51]) * [.E51]) /[.E33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B1 “Gladstone”</text:p>
          </table:table-cell>
          <table:table-cell office:value-type="float" office:value="21">
            <text:p>21</text:p>
          </table:table-cell>
          <table:table-cell office:value-type="float" office:value="1500">
            <text:p>1500</text:p>
          </table:table-cell>
          <table:table-cell office:value-type="float" office:value="150">
            <text:p>150</text:p>
          </table:table-cell>
          <table:table-cell office:value-type="float" office:value="63">
            <text:p>63</text:p>
          </table:table-cell>
          <table:table-cell table:formula="of:=[.H52]/[.F52]" office:value-type="float" office:value="226.480633069554">
            <text:p>226</text:p>
          </table:table-cell>
          <table:table-cell table:formula="of:=([.H34]/([.D34]*[.C34]) * ([.C52]*[.D52]) * [.E52]) /[.E34]" office:value-type="float" office:value="14268.2798833819">
            <text:p>1426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C1 Class</text:p>
          </table:table-cell>
          <table:table-cell office:value-type="float" office:value="20.9">
            <text:p>20.9</text:p>
          </table:table-cell>
          <table:table-cell office:value-type="float" office:value="1413">
            <text:p>1413</text:p>
          </table:table-cell>
          <table:table-cell office:value-type="float" office:value="150">
            <text:p>150</text:p>
          </table:table-cell>
          <table:table-cell office:value-type="float" office:value="82">
            <text:p>82</text:p>
          </table:table-cell>
          <table:table-cell table:formula="of:=[.H53]/[.F53]" office:value-type="float" office:value="163.130685649272">
            <text:p>163</text:p>
          </table:table-cell>
          <table:table-cell table:formula="of:=([.H32]/([.D32]*[.C32]) * ([.C53]*[.D53]) * [.E53]) /[.E32]" office:value-type="float" office:value="13376.7162232403">
            <text:p>133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1_class</text:p>
          </table:table-cell>
          <table:table-cell table:number-columns-repeated="1013"/>
        </table:table-row>
        <table:table-row table:style-name="ro3">
          <table:table-cell office:value-type="float" office:value="1886">
            <text:p>1886</text:p>
          </table:table-cell>
          <table:table-cell office:value-type="string">
            <text:p>Hunslet “Alice”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40">
            <text:p>140</text:p>
          </table:table-cell>
          <table:table-cell table:style-name="ce26" office:value-type="float" office:value="20">
            <text:p>20</text:p>
          </table:table-cell>
          <table:table-cell table:formula="of:=[.H54]/[.F54]" office:value-type="float" office:value="10.5">
            <text:p>11</text:p>
          </table:table-cell>
          <table:table-cell table:style-name="ce37" office:value-type="float" office:value="210">
            <text:p>2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Dinorwic_Alice_Class</text:p>
          </table:table-cell>
          <table:table-cell table:number-columns-repeated="1013"/>
        </table:table-row>
        <table:table-row table:style-name="ro1">
          <table:table-cell office:value-type="float" office:value="1885">
            <text:p>1885</text:p>
          </table:table-cell>
          <table:table-cell office:value-type="string">
            <text:p>MR 1738 Class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60">
            <text:p>1260</text:p>
          </table:table-cell>
          <table:table-cell office:value-type="float" office:value="160">
            <text:p>160</text:p>
          </table:table-cell>
          <table:table-cell table:style-name="ce27" office:value-type="float" office:value="58">
            <text:p>58</text:p>
          </table:table-cell>
          <table:table-cell table:formula="of:=[.H55]/[.F55]" office:value-type="float" office:value="212.040376443346">
            <text:p>212</text:p>
          </table:table-cell>
          <table:table-cell table:formula="of:=([.H61]/([.D61]*[.C61]) * ([.C55]*[.D55]) * [.E55]) /[.E61]" office:value-type="float" office:value="12298.3418337141">
            <text:p>12298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53"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887">
            <text:p>1887</text:p>
          </table:table-cell>
          <table:table-cell table:style-name="ce4" office:value-type="string">
            <text:p>LNWR Jumbo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075">
            <text:p>1075</text:p>
          </table:table-cell>
          <table:table-cell table:style-name="ce4" office:value-type="float" office:value="150">
            <text:p>150</text:p>
          </table:table-cell>
          <table:table-cell table:style-name="ce23" office:value-type="float" office:value="49">
            <text:p>49</text:p>
          </table:table-cell>
          <table:table-cell table:style-name="ce34" office:value-type="float" office:value="233">
            <text:p>233</text:p>
          </table:table-cell>
          <table:table-cell table:style-name="ce34" table:formula="of:=[.G56]*[.F56]" office:value-type="float" office:value="11417">
            <text:p>11417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orion.math.iastate.edu/jdhsmith/term/slgblnw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887">
            <text:p>1887</text:p>
          </table:table-cell>
          <table:table-cell table:style-name="ce6" office:value-type="string">
            <text:p>MR 25 Class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240">
            <text:p>1240</text:p>
          </table:table-cell>
          <table:table-cell table:style-name="ce6" office:value-type="float" office:value="160">
            <text:p>160</text:p>
          </table:table-cell>
          <table:table-cell table:style-name="ce28" office:value-type="float" office:value="54">
            <text:p>54</text:p>
          </table:table-cell>
          <table:table-cell table:formula="of:=[.H57]/[.F57]" office:value-type="float" office:value="227.536606439273">
            <text:p>228</text:p>
          </table:table-cell>
          <table:table-cell table:formula="of:=((([.H32]/([.D32]*[.C32]) * ([.C57]*[.D57]) * [.E57]) /[.E32]) + (([.H33]/([.D33]*[.C33]) * ([.C57]*[.D57]) * [.E57]) /[.E33])) / 2" office:value-type="float" office:value="12286.9767477207">
            <text:p>12287</text:p>
          </table:table-cell>
          <table:table-cell table:style-name="ce6"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52" office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2">
          <table:table-cell office:value-type="float" office:value="1889">
            <text:p>1889</text:p>
          </table:table-cell>
          <table:table-cell office:value-type="string">
            <text:p>LNWR Waterloo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075">
            <text:p>1075</text:p>
          </table:table-cell>
          <table:table-cell table:style-name="ce10" office:value-type="float" office:value="150">
            <text:p>150</text:p>
          </table:table-cell>
          <table:table-cell office:value-type="float" office:value="55">
            <text:p>55</text:p>
          </table:table-cell>
          <table:table-cell table:formula="of:=[.H58]/[.F58]" office:value-type="float" office:value="207.581818181818">
            <text:p>208</text:p>
          </table:table-cell>
          <table:table-cell table:formula="of:=([.H56]/([.D56]*[.C56]) * ([.C58]*[.D58]) * [.E58]) /[.E56]" office:value-type="float" office:value="11417">
            <text:p>1141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>
            <text:p>1890</text:p>
          </table:table-cell>
          <table:table-cell office:value-type="string">
            <text:p>LNWR 5'6” Tank</text:p>
          </table:table-cell>
          <table:table-cell table:style-name="ce10" office:value-type="float" office:value="14.24">
            <text:p>14.24</text:p>
          </table:table-cell>
          <table:table-cell table:style-name="ce10" office:value-type="float" office:value="971.6">
            <text:p>971.6</text:p>
          </table:table-cell>
          <table:table-cell table:style-name="ce10" office:value-type="float" office:value="150">
            <text:p>150</text:p>
          </table:table-cell>
          <table:table-cell office:value-type="float" office:value="45">
            <text:p>45</text:p>
          </table:table-cell>
          <table:table-cell table:formula="of:=[.H59]/[.F59]" office:value-type="float" office:value="164.335064060538">
            <text:p>164</text:p>
          </table:table-cell>
          <table:table-cell table:formula="of:=((([.H56]/([.D56]*[.C56]) * ([.C59]*[.D59]) * [.E59]) /[.E56]) + (([.H33]/([.D33]*[.C33]) * ([.C59]*[.D59])))) / 2" office:value-type="float" office:value="7395.0778827242">
            <text:p>73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MR 1873 “Neilson Goods”</text:p>
          </table:table-cell>
          <table:table-cell table:number-columns-repeated="2" table:style-name="ce8" office:value-type="string">
            <text:p>Not available</text:p>
          </table:table-cell>
          <table:table-cell table:style-name="ce20" office:value-type="float" office:value="140">
            <text:p>140</text:p>
          </table:table-cell>
          <table:table-cell office:value-type="float" office:value="73">
            <text:p>73</text:p>
          </table:table-cell>
          <table:table-cell table:formula="of:=[.H60]/[.F60]" office:value-type="float" office:value="150.684931506849">
            <text:p>151</text:p>
          </table:table-cell>
          <table:table-cell table:style-name="ce37" office:value-type="float" office:value="11000">
            <text:p>11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en.wikipedia.org/wiki/Midland_Railway_Johnson_0-6-0</text:p>
          </table:table-cell>
          <table:table-cell table:number-columns-repeated="1013"/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LBSCR E3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9">
            <text:p>89</text:p>
          </table:table-cell>
          <table:table-cell table:formula="of:=[.H61]/[.F61]" office:value-type="float" office:value="132.500601650337">
            <text:p>133</text:p>
          </table:table-cell>
          <table:table-cell table:formula="of:=((([.H58]/([.D58]*[.C58]) * ([.C61]*[.D61]) * [.E61]) /[.E58]) + (([.H33]/([.D33]*[.C33]) * ([.C61]*[.D61])))) / 2" office:value-type="float" office:value="11792.55354688">
            <text:p>117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3">
            <text:p>1893</text:p>
          </table:table-cell>
          <table:table-cell office:value-type="string">
            <text:p>MR 2203 class</text:p>
          </table:table-cell>
          <table:table-cell office:value-type="float" office:value="20">
            <text:p>20</text:p>
          </table:table-cell>
          <table:table-cell office:value-type="float" office:value="1225">
            <text:p>1225</text:p>
          </table:table-cell>
          <table:table-cell office:value-type="float" office:value="160">
            <text:p>160</text:p>
          </table:table-cell>
          <table:table-cell office:value-type="float" office:value="66">
            <text:p>66</text:p>
          </table:table-cell>
          <table:table-cell table:formula="of:=[.H62]/[.F62]" office:value-type="float" office:value="201.291603151886">
            <text:p>201</text:p>
          </table:table-cell>
          <table:table-cell table:formula="of:=([.H61]/([.D61]*[.C61]) * ([.C62]*[.D62]) * [.E62]) /[.E61]" office:value-type="float" office:value="13285.2458080245">
            <text:p>1328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HR Jones Goods</text:p>
          </table:table-cell>
          <table:table-cell office:value-type="float" office:value="23">
            <text:p>23</text:p>
          </table:table-cell>
          <table:table-cell office:value-type="float" office:value="1675">
            <text:p>1675</text:p>
          </table:table-cell>
          <table:table-cell office:value-type="float" office:value="175">
            <text:p>175</text:p>
          </table:table-cell>
          <table:table-cell office:value-type="float" office:value="109">
            <text:p>109</text:p>
          </table:table-cell>
          <table:table-cell table:formula="of:=[.H63]/[.F63]" office:value-type="float" office:value="257.60693741973">
            <text:p>258</text:p>
          </table:table-cell>
          <table:table-cell table:formula="of:=([.H56]/([.D56]*[.C56]) * ([.C63]*[.D63]) * [.E63]) /[.E56]" office:value-type="float" office:value="28079.1561787506">
            <text:p>2807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hr.htm</text:p>
          </table:table-cell>
          <table:table-cell table:number-columns-repeated="1013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LNWR A Class</text:p>
          </table:table-cell>
          <table:table-cell office:value-type="float" office:value="21">
            <text:p>21</text:p>
          </table:table-cell>
          <table:table-cell office:value-type="float" office:value="1490">
            <text:p>1490</text:p>
          </table:table-cell>
          <table:table-cell office:value-type="float" office:value="175">
            <text:p>175</text:p>
          </table:table-cell>
          <table:table-cell table:style-name="ce26" office:value-type="float" office:value="106">
            <text:p>106</text:p>
          </table:table-cell>
          <table:table-cell table:formula="of:=[.H64]/[.F64]" office:value-type="float" office:value="215.149877397207">
            <text:p>215</text:p>
          </table:table-cell>
          <table:table-cell table:formula="of:=([.H58]/([.D58]*[.C58]) * ([.C64]*[.D64]) * [.E64]) /[.E58]" office:value-type="float" office:value="22805.887004104">
            <text:p>22806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LNWR Watford tank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60">
            <text:p>160</text:p>
          </table:table-cell>
          <table:table-cell office:value-type="float" office:value="73">
            <text:p>73</text:p>
          </table:table-cell>
          <table:table-cell table:formula="of:=[.H65]/[.F65]" office:value-type="float" office:value="167.599668684294">
            <text:p>168</text:p>
          </table:table-cell>
          <table:table-cell table:formula="of:=([.H56]/([.D56]*[.C56]) * ([.C65]*[.D65]) * [.E65]) /[.E56]" office:value-type="float" office:value="12234.7758139535">
            <text:p>1223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MR 115 “Spinner”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office:value-type="float" office:value="170">
            <text:p>170</text:p>
          </table:table-cell>
          <table:table-cell office:value-type="float" office:value="68">
            <text:p>68</text:p>
          </table:table-cell>
          <table:table-cell table:formula="of:=[.H66]/[.F66]" office:value-type="float" office:value="237.894595045867">
            <text:p>238</text:p>
          </table:table-cell>
          <table:table-cell table:formula="of:=((([.H56]/([.D56]*[.C56]) * ([.C66]*[.D66]) * [.E66]) /[.E56]) + (([.H33]/([.D33]*[.C33]) * ([.C66]*[.D66]) * [.E66]) /[.E33])) / 2" office:value-type="float" office:value="16176.8324631189">
            <text:p>161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BSCR E4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table:formula="of:=[.H67]/[.F67]" office:value-type="float" office:value="170.493866666667">
            <text:p>170</text:p>
          </table:table-cell>
          <table:table-cell table:formula="of:=([.H56]/([.D56]*[.C56]) * ([.C67]*[.D67]) * [.E67]) /[.E56]" office:value-type="float" office:value="14491.9786666667">
            <text:p>144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NWR Jubilee</text:p>
          </table:table-cell>
          <table:table-cell office:value-type="float" office:value="21">
            <text:p>21</text:p>
          </table:table-cell>
          <table:table-cell office:value-type="float" office:value="1360">
            <text:p>1360</text:p>
          </table:table-cell>
          <table:table-cell office:value-type="float" office:value="175">
            <text:p>175</text:p>
          </table:table-cell>
          <table:table-cell office:value-type="float" office:value="130">
            <text:p>130</text:p>
          </table:table-cell>
          <table:table-cell table:formula="of:=[.H68]/95" office:value-type="float" office:value="219.116964504284">
            <text:p>219</text:p>
          </table:table-cell>
          <table:table-cell table:formula="of:=([.H56]/([.D56]*[.C56]) * ([.C68]*[.D68]) * [.E68]) /[.E56]" office:value-type="float" office:value="20816.111627907">
            <text:p>20816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SWR M7</text:p>
          </table:table-cell>
          <table:table-cell office:value-type="float" office:value="20">
            <text:p>20</text:p>
          </table:table-cell>
          <table:table-cell office:value-type="float" office:value="1190">
            <text:p>1190</text:p>
          </table:table-cell>
          <table:table-cell office:value-type="float" office:value="175">
            <text:p>175</text:p>
          </table:table-cell>
          <table:table-cell office:value-type="float" office:value="87">
            <text:p>87</text:p>
          </table:table-cell>
          <table:table-cell table:formula="of:=[.H69]/[.F69]" office:value-type="float" office:value="199.388042412902">
            <text:p>199</text:p>
          </table:table-cell>
          <table:table-cell table:formula="of:=([.H58]/([.D58]*[.C58]) * ([.C69]*[.D69]) * [.E69]) /[.E58]" office:value-type="float" office:value="17346.7596899225">
            <text:p>173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swr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Met. E Class</text:p>
          </table:table-cell>
          <table:table-cell office:value-type="float" office:value="17">
            <text:p>17</text:p>
          </table:table-cell>
          <table:table-cell office:value-type="float" office:value="1145">
            <text:p>1145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table:formula="of:=[.H70]/[.F70]" office:value-type="float" office:value="187.083577817531">
            <text:p>187</text:p>
          </table:table-cell>
          <table:table-cell table:formula="of:=([.H56]/([.D56]*[.C56]) * ([.C70]*[.D70]) * [.E70]) /[.E56]" office:value-type="float" office:value="12160.4325581395">
            <text:p>1216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WR 3300 “Bulldog”</text:p>
          </table:table-cell>
          <table:table-cell office:value-type="float" office:value="20">
            <text:p>20</text:p>
          </table:table-cell>
          <table:table-cell office:value-type="float" office:value="1265">
            <text:p>1265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table:formula="of:=[.H71]/[.F71]" office:value-type="float" office:value="178.784991971805">
            <text:p>179</text:p>
          </table:table-cell>
          <table:table-cell table:formula="of:=([.H79]/([.D79]*[.C79]) * ([.C71]*[.D71]) * [.E71]) /[.E79]" office:value-type="float" office:value="16090.6492774625">
            <text:p>160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GWR_3300_Class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NR C1 “Klondyke” Class</text:p>
          </table:table-cell>
          <table:table-cell office:value-type="float" office:value="25">
            <text:p>25</text:p>
          </table:table-cell>
          <table:table-cell office:value-type="float" office:value="1440">
            <text:p>1440</text:p>
          </table:table-cell>
          <table:table-cell office:value-type="float" office:value="175">
            <text:p>175</text:p>
          </table:table-cell>
          <table:table-cell office:value-type="float" office:value="70">
            <text:p>70</text:p>
          </table:table-cell>
          <table:table-cell table:formula="of:=[.H72]/[.F72]" office:value-type="float" office:value="286.197319164352">
            <text:p>286</text:p>
          </table:table-cell>
          <table:table-cell table:formula="of:=([.H79]/([.D79]*[.C79]) * ([.C72]*[.D72]) * [.E72]) /[.E79]" office:value-type="float" office:value="20033.8123415046">
            <text:p>2003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MR 2441 Class</text:p>
          </table:table-cell>
          <table:table-cell office:value-type="float" office:value="16">
            <text:p>16</text:p>
          </table:table-cell>
          <table:table-cell office:value-type="float" office:value="1065">
            <text:p>1065</text:p>
          </table:table-cell>
          <table:table-cell office:value-type="float" office:value="160">
            <text:p>160</text:p>
          </table:table-cell>
          <table:table-cell office:value-type="float" office:value="93">
            <text:p>93</text:p>
          </table:table-cell>
          <table:table-cell table:formula="of:=[.H73]/[.F73]" office:value-type="float" office:value="93.2244170812055">
            <text:p>93</text:p>
          </table:table-cell>
          <table:table-cell table:formula="of:=([.H79]/([.D79]*[.C79]) * ([.C73]*[.D73]) * [.E73]) /[.E79]" office:value-type="float" office:value="8669.87078855211">
            <text:p>867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GER S46 “Claud Hamilton”</text:p>
          </table:table-cell>
          <table:table-cell office:value-type="float" office:value="21">
            <text:p>21</text:p>
          </table:table-cell>
          <table:table-cell office:value-type="float" office:value="1630">
            <text:p>1630</text:p>
          </table:table-cell>
          <table:table-cell office:value-type="float" office:value="180">
            <text:p>180</text:p>
          </table:table-cell>
          <table:table-cell office:value-type="float" office:value="76">
            <text:p>76</text:p>
          </table:table-cell>
          <table:table-cell table:formula="of:=[.H74]/[.F74]" office:value-type="float" office:value="257.803532499889">
            <text:p>258</text:p>
          </table:table-cell>
          <table:table-cell table:formula="of:=([.H79]/([.D79]*[.C79]) * ([.C74]*[.D74]) * [.E74]) /[.E79]" office:value-type="float" office:value="19593.0684699916">
            <text:p>19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er.info/locos/D/d14d15d16.shtml</text:p>
          </table:table-cell>
          <table:table-cell table:number-columns-repeated="1013"/>
        </table:table-row>
        <table:table-row table:style-name="ro2">
          <table:table-cell office:value-type="float" office:value="1900">
            <text:p>1900</text:p>
          </table:table-cell>
          <table:table-cell office:value-type="string">
            <text:p>MR 2601</text:p>
          </table:table-cell>
          <table:table-cell office:value-type="float" office:value="25">
            <text:p>25</text:p>
          </table:table-cell>
          <table:table-cell office:value-type="float" office:value="1215">
            <text:p>1215</text:p>
          </table:table-cell>
          <table:table-cell office:value-type="float" office:value="180">
            <text:p>180</text:p>
          </table:table-cell>
          <table:table-cell office:value-type="float" office:value="66">
            <text:p>66</text:p>
          </table:table-cell>
          <table:table-cell table:formula="of:=[.H75]/[.F75]" office:value-type="float" office:value="263.431623321733">
            <text:p>263</text:p>
          </table:table-cell>
          <table:table-cell table:formula="of:=([.H79]/([.D79]*[.C79]) * ([.C75]*[.D75]) * [.E75]) /[.E79]" office:value-type="float" office:value="17386.4871392344">
            <text:p>173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MR 2781 “<text:span text:style-name="T1">Belpaire”</text:span></text:p>
          </table:table-cell>
          <table:table-cell office:value-type="float" office:value="25">
            <text:p>25</text:p>
          </table:table-cell>
          <table:table-cell office:value-type="float" office:value="1530">
            <text:p>1530</text:p>
          </table:table-cell>
          <table:table-cell office:value-type="float" office:value="185">
            <text:p>185</text:p>
          </table:table-cell>
          <table:table-cell office:value-type="float" office:value="89">
            <text:p>89</text:p>
          </table:table-cell>
          <table:table-cell table:formula="of:=[.H76]/[.F76]" office:value-type="float" office:value="252.834429430305">
            <text:p>253</text:p>
          </table:table-cell>
          <table:table-cell table:formula="of:=([.H79]/([.D79]*[.C79]) * ([.C76]*[.D76]) * [.E76]) /[.E79]" office:value-type="float" office:value="22502.2642192972">
            <text:p>2250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B Class</text:p>
          </table:table-cell>
          <table:table-cell office:value-type="float" office:value="21">
            <text:p>21</text:p>
          </table:table-cell>
          <table:table-cell office:value-type="float" office:value="1755">
            <text:p>1755</text:p>
          </table:table-cell>
          <table:table-cell office:value-type="float" office:value="200">
            <text:p>200</text:p>
          </table:table-cell>
          <table:table-cell table:style-name="ce26" office:value-type="float" office:value="104">
            <text:p>104</text:p>
          </table:table-cell>
          <table:table-cell table:formula="of:=[.H77]/[.F77]" office:value-type="float" office:value="260.283422875136">
            <text:p>260</text:p>
          </table:table-cell>
          <table:table-cell table:formula="of:=((([.H79]/([.D79]*[.C79]) * ([.C77]*[.D77]) * [.E77]) /[.E79])+(([.H64]/([.D64]*[.C64]) * ([.C77]*[.D77]) * [.E77]) /[.E64]))/2" office:value-type="float" office:value="27069.4759790141">
            <text:p>27069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Alfred the Great</text:p>
          </table:table-cell>
          <table:table-cell office:value-type="float" office:value="21">
            <text:p>21</text:p>
          </table:table-cell>
          <table:table-cell office:value-type="float" office:value="1450">
            <text:p>1450</text:p>
          </table:table-cell>
          <table:table-cell office:value-type="float" office:value="200">
            <text:p>200</text:p>
          </table:table-cell>
          <table:table-cell table:style-name="ce27" office:value-type="float" office:value="136">
            <text:p>136</text:p>
          </table:table-cell>
          <table:table-cell table:formula="of:=[.H78]/95" office:value-type="float" office:value="235.422043302267">
            <text:p>235</text:p>
          </table:table-cell>
          <table:table-cell table:formula="of:=([.H77]/([.D77]*[.C77]) * ([.C78]*[.D78]) * [.E78]) /[.E77]" office:value-type="float" office:value="22365.0941137154">
            <text:p>22365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02">
            <text:p>1902</text:p>
          </table:table-cell>
          <table:table-cell table:style-name="ce4" office:value-type="string">
            <text:p>GWR 3700 “City”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820">
            <text:p>1820</text:p>
          </table:table-cell>
          <table:table-cell table:style-name="ce4" office:value-type="float" office:value="195">
            <text:p>195</text:p>
          </table:table-cell>
          <table:table-cell table:style-name="ce23" office:value-type="float" office:value="79">
            <text:p>79</text:p>
          </table:table-cell>
          <table:table-cell table:style-name="ce34" office:value-type="float" office:value="300">
            <text:p>300</text:p>
          </table:table-cell>
          <table:table-cell table:style-name="ce34" table:formula="of:=[.G79]*[.F79]" office:value-type="float" office:value="23700">
            <text:p>2370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NR C1 Class (large boiler)</text:p>
          </table:table-cell>
          <table:table-cell office:value-type="float" office:value="31">
            <text:p>31</text:p>
          </table:table-cell>
          <table:table-cell office:value-type="float" office:value="2480">
            <text:p>2480</text:p>
          </table:table-cell>
          <table:table-cell office:value-type="float" office:value="175">
            <text:p>175</text:p>
          </table:table-cell>
          <table:table-cell table:style-name="ce5" office:value-type="float" office:value="77">
            <text:p>77</text:p>
          </table:table-cell>
          <table:table-cell table:style-name="ce38" table:formula="of:=[.H80]/[.F80]" office:value-type="float" office:value="555.62752266049">
            <text:p>556</text:p>
          </table:table-cell>
          <table:table-cell table:formula="of:=([.H79]/([.D79]*[.C79]) * ([.C80]*[.D80]) * [.E80]) /[.E79]" office:value-type="float" office:value="42783.3192448577">
            <text:p>4278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WR 2900“Saint”</text:p>
          </table:table-cell>
          <table:table-cell office:value-type="float" office:value="27">
            <text:p>27</text:p>
          </table:table-cell>
          <table:table-cell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table:style-name="ce38" table:formula="of:=[.H81]/[.F81]" office:value-type="float" office:value="455.360377456139">
            <text:p>455</text:p>
          </table:table-cell>
          <table:table-cell table:formula="of:=([.H80]/([.D80]*[.C80]) * ([.C81]*[.D81]) * [.E81]) /[.E80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LBSCR E5 Class</text:p>
          </table:table-cell>
          <table:table-cell office:value-type="float" office:value="19">
            <text:p>19</text:p>
          </table:table-cell>
          <table:table-cell office:value-type="float" office:value="1193">
            <text:p>1193</text:p>
          </table:table-cell>
          <table:table-cell office:value-type="float" office:value="160">
            <text:p>160</text:p>
          </table:table-cell>
          <table:table-cell office:value-type="float" office:value="77">
            <text:p>77</text:p>
          </table:table-cell>
          <table:table-cell table:style-name="ce38" table:formula="of:=[.H82]/[.F82]" office:value-type="float" office:value="196.16731981926">
            <text:p>196</text:p>
          </table:table-cell>
          <table:table-cell table:formula="of:=([.H56]/([.D56]*[.C56]) * ([.C82]*[.D82]) * [.E82]) /[.E56]" office:value-type="float" office:value="15104.883626083">
            <text:p>1510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MR 1000 Class</text:p>
          </table:table-cell>
          <table:table-cell office:value-type="float" office:value="28">
            <text:p>28</text:p>
          </table:table-cell>
          <table:table-cell office:value-type="float" office:value="1320">
            <text:p>1320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table:style-name="ce38" table:formula="of:=[.H83]/[.F83]" office:value-type="float" office:value="317.390249199656">
            <text:p>317</text:p>
          </table:table-cell>
          <table:table-cell table:formula="of:=([.H82]/([.D82]*[.C82]) * ([.C83]*[.D83]) * [.E83]) /[.E82]" office:value-type="float" office:value="30786.8541723666">
            <text:p>30787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MR 2736 Class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75">
            <text:p>175</text:p>
          </table:table-cell>
          <table:table-cell office:value-type="float" office:value="86">
            <text:p>86</text:p>
          </table:table-cell>
          <table:table-cell table:style-name="ce38" table:formula="of:=[.H84]/[.F84]" office:value-type="float" office:value="183.139534883721">
            <text:p>183</text:p>
          </table:table-cell>
          <table:table-cell table:style-name="ce37" office:value-type="float" office:value="15750">
            <text:p>15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en.wikipedia.org/wiki/Midland_Railway_Johnson_0-6-0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2800 Class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57">
            <text:p>157</text:p>
          </table:table-cell>
          <table:table-cell table:style-name="ce38" table:formula="of:=[.H85]/[.F85]" office:value-type="float" office:value="263.934995850373">
            <text:p>264</text:p>
          </table:table-cell>
          <table:table-cell table:formula="of:=([.H79]/([.D79]*[.C79]) * ([.C85]*[.D85]) * [.E85]) /[.E79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Prairie Tank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820">
            <text:p>1820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table:style-name="ce38" table:formula="of:=[.H86]/[.F86]" office:value-type="float" office:value="225.071225071225">
            <text:p>225</text:p>
          </table:table-cell>
          <table:table-cell table:formula="of:=([.H80]/([.D80]*[.C80]) * ([.C86]*[.D86]) * [.E86]) /[.E80]" office:value-type="float" office:value="24307.6923076923">
            <text:p>243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LNWR Precursor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81">
            <text:p>81</text:p>
          </table:table-cell>
          <table:table-cell table:style-name="ce38" table:formula="of:=[.H87]/[.F87]" office:value-type="float" office:value="302.293464686627">
            <text:p>302</text:p>
          </table:table-cell>
          <table:table-cell table:formula="of:=([.H81]/([.D81]*[.C81]) * ([.C87]*[.D87]) * [.E87]) /[.E81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05">
            <text:p>1905</text:p>
          </table:table-cell>
          <table:table-cell office:value-type="string">
            <text:p>LBSCR Class H1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2730">
            <text:p>2730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table:style-name="ce38" table:formula="of:=[.H88]/[.F88]" office:value-type="float" office:value="633.22559793148">
            <text:p>633</text:p>
          </table:table-cell>
          <table:table-cell table:formula="of:=([.H79]/([.D79]*[.C79]) * ([.C88]*[.D88]) * [.E88]) /[.E79]" office:value-type="float" office:value="53824.1758241758">
            <text:p>538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05">
            <text:p>1905</text:p>
          </table:table-cell>
          <table:table-cell office:value-type="string">
            <text:p>LNWR “Experiment” Class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040">
            <text:p>2040</text:p>
          </table:table-cell>
          <table:table-cell office:value-type="float" office:value="175">
            <text:p>175</text:p>
          </table:table-cell>
          <table:table-cell office:value-type="float" office:value="82.8">
            <text:p>82.8</text:p>
          </table:table-cell>
          <table:table-cell table:style-name="ce38" table:formula="of:=[.H89]/[.F89]" office:value-type="float" office:value="342.768528387257">
            <text:p>343</text:p>
          </table:table-cell>
          <table:table-cell table:formula="of:=([.H79]/([.D79]*[.C79]) * ([.C89]*[.D89]) * [.E89]) /[.E79]" office:value-type="float" office:value="28381.2341504649">
            <text:p>2838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LNWR Precursor Tank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68">
            <text:p>68</text:p>
          </table:table-cell>
          <table:table-cell table:style-name="ce38" table:formula="of:=[.H90]/[.F90]" office:value-type="float" office:value="360.084862347306">
            <text:p>360</text:p>
          </table:table-cell>
          <table:table-cell table:formula="of:=([.H79]/([.D79]*[.C79]) * ([.C90]*[.D90]) * [.E90]) /[.E79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LBSCR I3 Class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1246">
            <text:p>1246</text:p>
          </table:table-cell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table:style-name="ce38" table:formula="of:=[.H91]/[.F91]" office:value-type="float" office:value="200.96187715666">
            <text:p>201</text:p>
          </table:table-cell>
          <table:table-cell table:formula="of:=([.H125]/([.D125]*[.C125]) * ([.C91]*[.D91]) * [.E91]) /[.E125]" office:value-type="float" office:value="19694.2639613527">
            <text:p>19694</text:p>
          </table:table-cell>
          <table:table-cell office:value-type="string">
            <text:p>N</text:p>
          </table:table-cell>
          <table:table-cell office:value-type="float" office:value="254">
            <text:p>254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07">
            <text:p>1907</text:p>
          </table:table-cell>
          <table:table-cell office:value-type="string">
            <text:p>GWR 4000 “Star”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38" table:formula="of:=[.H92]/[.F92]" office:value-type="float" office:value="334.17576087507">
            <text:p>334</text:p>
          </table:table-cell>
          <table:table-cell table:formula="of:=([.H79]/([.D79]*[.C79]) * ([.C92]*[.D92]) * [.E92]) /[.E79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07">
            <text:p>1907</text:p>
          </table:table-cell>
          <table:table-cell office:value-type="string">
            <text:p>MR 2000 “Flatiron” Class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331">
            <text:p>1331</text:p>
          </table:table-cell>
          <table:table-cell office:value-type="float" office:value="175">
            <text:p>175</text:p>
          </table:table-cell>
          <table:table-cell office:value-type="float" office:value="83">
            <text:p>83</text:p>
          </table:table-cell>
          <table:table-cell table:style-name="ce38" table:formula="of:=[.H93]/[.F93]" office:value-type="float" office:value="187.404648178513">
            <text:p>187</text:p>
          </table:table-cell>
          <table:table-cell table:formula="of:=([.H79]/([.D79]*[.C79]) * ([.C93]*[.D93]) * [.E93]) /[.E79]" office:value-type="float" office:value="15554.5857988166">
            <text:p>15555</text:p>
          </table:table-cell>
          <table:table-cell office:value-type="string">
            <text:p>N</text:p>
          </table:table-cell>
          <table:table-cell/>
          <table:table-cell table:style-name="ce53" office:value-type="string">
            <text:p>http://orion.math.iastate.edu/jdhsmith/term/slgbm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LNWR Renown Class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450">
            <text:p>1450</text:p>
          </table:table-cell>
          <table:table-cell office:value-type="float" office:value="175">
            <text:p>175</text:p>
          </table:table-cell>
          <table:table-cell office:value-type="float" office:value="73">
            <text:p>73</text:p>
          </table:table-cell>
          <table:table-cell table:style-name="ce38" table:formula="of:=[.H94]/[.F94]" office:value-type="float" office:value="232.126935235471">
            <text:p>232</text:p>
          </table:table-cell>
          <table:table-cell table:formula="of:=([.H80]/([.D80]*[.C80]) * ([.C94]*[.D94]) * [.E94]) /[.E80]" office:value-type="float" office:value="16945.2662721894">
            <text:p>1694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TGR K Class (2ft gauge)</text:p>
          </table:table-cell>
          <table:table-cell table:style-name="ce11" office:value-type="float" office:value="14.8">
            <text:p>14.8</text:p>
          </table:table-cell>
          <table:table-cell table:style-name="ce11" office:value-type="float" office:value="628">
            <text:p>628</text:p>
          </table:table-cell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  <table:table-cell table:style-name="ce38" table:formula="of:=[.H95]/[.F95]" office:value-type="float" office:value="80.0472701901273">
            <text:p>80</text:p>
          </table:table-cell>
          <table:table-cell table:formula="of:=([.H81]/([.D81]*[.C81]) * ([.C95]*[.D95]) * [.E95]) /[.E81]" office:value-type="float" office:value="5763.40345368917">
            <text:p>5763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TGR_K_class</text:p>
          </table:table-cell>
          <table:table-cell table:style-name="ce8"/>
          <table:table-cell table:number-columns-repeated="1012"/>
        </table:table-row>
        <table:table-row table:style-name="ro2">
          <table:table-cell office:value-type="float" office:value="1910">
            <text:p>1910</text:p>
          </table:table-cell>
          <table:table-cell office:value-type="string">
            <text:p>MR 483 Class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table:style-name="ce10" office:value-type="float" office:value="175">
            <text:p>175</text:p>
          </table:table-cell>
          <table:table-cell office:value-type="float" office:value="78">
            <text:p>78</text:p>
          </table:table-cell>
          <table:table-cell table:formula="of:=[.H96]/[.F96]" office:value-type="float" office:value="185.034516765286">
            <text:p>185</text:p>
          </table:table-cell>
          <table:table-cell table:formula="of:=([.H72]/([.D72]*[.C72]) * ([.C96]*[.D96]) * [.E96]) /[.E72]" office:value-type="float" office:value="14432.6923076923">
            <text:p>1443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??</text:p>
          </table:table-cell>
          <table:table-cell table:number-columns-repeated="1013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GWR 4000 “Star” (s'heated)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1840">
            <text:p>1840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38" table:formula="of:=[.H97]/[.F97]" office:value-type="float" office:value="441.667176951288">
            <text:p>442</text:p>
          </table:table-cell>
          <table:table-cell table:formula="of:=([.H113]/([.D113]*[.C113]) * ([.C97]*[.D97]) * [.E97]) /[.E113]" office:value-type="float" office:value="54766.7299419597">
            <text:p>54767</text:p>
          </table:table-cell>
          <table:table-cell office:value-type="string">
            <text:p>N</text:p>
          </table:table-cell>
          <table:table-cell office:value-type="float" office:value="265">
            <text:p>265</text:p>
          </table:table-cell>
          <table:table-cell table:style-name="ce53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NWR George V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540">
            <text:p>1540</text:p>
          </table:table-cell>
          <table:table-cell office:value-type="float" office:value="175">
            <text:p>175</text:p>
          </table:table-cell>
          <table:table-cell office:value-type="float" office:value="92">
            <text:p>92</text:p>
          </table:table-cell>
          <table:table-cell table:style-name="ce38" table:formula="of:=[.H98]/[.F98]" office:value-type="float" office:value="307.98684266735">
            <text:p>308</text:p>
          </table:table-cell>
          <table:table-cell table:formula="of:=([.H137]/([.D137]*[.C137]) * ([.C98]*[.D98]) * [.E98]) /[.E137]" office:value-type="float" office:value="28334.7895253962">
            <text:p>28335</text:p>
          </table:table-cell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style-name="ce53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Double Fairlie (s'heated)</text:p>
          </table:table-cell>
          <table:table-cell table:style-name="ce12" office:value-type="float" office:value="11.2">
            <text:p>11.2</text:p>
          </table:table-cell>
          <table:table-cell table:style-name="ce12" office:value-type="float" office:value="713">
            <text:p>713</text:p>
          </table:table-cell>
          <table:table-cell office:value-type="float" office:value="160">
            <text:p>160</text:p>
          </table:table-cell>
          <table:table-cell table:style-name="ce26" office:value-type="float" office:value="41">
            <text:p>41</text:p>
          </table:table-cell>
          <table:table-cell table:style-name="ce38" table:formula="of:=[.H99]/[.F99]" office:value-type="float" office:value="114.020159389742">
            <text:p>114</text:p>
          </table:table-cell>
          <table:table-cell table:formula="of:=([.H125]/([.D125]*[.C125]) * ([.C99]*[.D99]) * [.E99]) /[.E125]" office:value-type="float" office:value="4674.82653497942">
            <text:p>4675</text:p>
          </table:table-cell>
          <table:table-cell office:value-type="string">
            <text:p>N</text:p>
          </table:table-cell>
          <table:table-cell table:style-name="ce10" office:value-type="float" office:value="100">
            <text:p>100</text:p>
          </table:table-cell>
          <table:table-cell table:style-name="ce53" office:value-type="string">
            <text:p>http://www.festipedia.org.uk/wiki/Earl_Of_Merioneth_II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Single Fairle (s' heated)</text:p>
          </table:table-cell>
          <table:table-cell table:number-columns-repeated="2" table:style-name="ce8" office:value-type="string">
            <text:p>Not available</text:p>
          </table:table-cell>
          <table:table-cell table:style-name="ce10" office:value-type="float" office:value="160">
            <text:p>160</text:p>
          </table:table-cell>
          <table:table-cell table:style-name="ce27" office:value-type="float" office:value="20">
            <text:p>20</text:p>
          </table:table-cell>
          <table:table-cell table:style-name="ce38" table:formula="of:=[.H100]/[.F100]" office:value-type="float" office:value="85.8494379108875">
            <text:p>86</text:p>
          </table:table-cell>
          <table:table-cell table:formula="of:=([.H99]/[.H35])*[.H44]" office:value-type="float" office:value="1716.98875821775">
            <text:p>1717</text:p>
          </table:table-cell>
          <table:table-cell office:value-type="string">
            <text:p>N</text:p>
          </table:table-cell>
          <table:table-cell table:style-name="ce20" office:value-type="float" office:value="50">
            <text:p>50</text:p>
          </table:table-cell>
          <table:table-cell table:style-name="ce53" office:value-type="string">
            <text:p>http://www.festipedia.org.uk/wiki/Taliesin_III 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BSCR J Class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586">
            <text:p>1586</text:p>
          </table:table-cell>
          <table:table-cell office:value-type="float" office:value="170">
            <text:p>170</text:p>
          </table:table-cell>
          <table:table-cell table:style-name="ce27" office:value-type="float" office:value="84">
            <text:p>84</text:p>
          </table:table-cell>
          <table:table-cell table:style-name="ce38" table:formula="of:=[.H101]/[.F101]" office:value-type="float" office:value="383.487637030121">
            <text:p>383</text:p>
          </table:table-cell>
          <table:table-cell table:formula="of:=([.H137]/([.D137]*[.C137]) * ([.C101]*[.D101]) * [.E101]) /[.E137]" office:value-type="float" office:value="32212.9615105301">
            <text:p>32213</text:p>
          </table:table-cell>
          <table:table-cell office:value-type="string">
            <text:p>N</text:p>
          </table:table-cell>
          <table:table-cell table:style-name="ce20" office:value-type="float" office:value="357">
            <text:p>357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NWR PoW Tank</text:p>
          </table:table-cell>
          <table:table-cell table:style-name="ce13" office:value-type="float" office:value="23.9">
            <text:p>23.9</text:p>
          </table:table-cell>
          <table:table-cell table:style-name="ce13" office:value-type="float" office:value="1333.5">
            <text:p>1333.5</text:p>
          </table:table-cell>
          <table:table-cell office:value-type="float" office:value="175">
            <text:p>175</text:p>
          </table:table-cell>
          <table:table-cell table:style-name="ce27" office:value-type="float" office:value="102">
            <text:p>102</text:p>
          </table:table-cell>
          <table:table-cell table:style-name="ce38" table:formula="of:=[.H102]/[.F102]" office:value-type="float" office:value="261.316804346242">
            <text:p>261</text:p>
          </table:table-cell>
          <table:table-cell table:formula="of:=([.H137]/([.D137]*[.C137]) * ([.C102]*[.D102]) * [.E102]) /[.E137]" office:value-type="float" office:value="26654.3140433167">
            <text:p>26654</text:p>
          </table:table-cell>
          <table:table-cell office:value-type="string">
            <text:p>N</text:p>
          </table:table-cell>
          <table:table-cell table:style-name="ce10" office:value-type="float" office:value="350">
            <text:p>350</text:p>
          </table:table-cell>
          <table:table-cell table:style-name="ce53" office:value-type="string">
            <text:p>http://www.lnwrs.org.uk/PassLocos/PassLoco.php?loco=15a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NWR Prince of Wales Class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575">
            <text:p>1575</text:p>
          </table:table-cell>
          <table:table-cell office:value-type="float" office:value="175">
            <text:p>175</text:p>
          </table:table-cell>
          <table:table-cell table:style-name="ce27" office:value-type="float" office:value="97">
            <text:p>97</text:p>
          </table:table-cell>
          <table:table-cell table:style-name="ce38" table:formula="of:=[.H103]/[.F103]" office:value-type="float" office:value="339.488777115859">
            <text:p>339</text:p>
          </table:table-cell>
          <table:table-cell table:formula="of:=([.H137]/([.D137]*[.C137]) * ([.C103]*[.D103]) * [.E103]) /[.E137]" office:value-type="float" office:value="32930.4113802384">
            <text:p>32930</text:p>
          </table:table-cell>
          <table:table-cell office:value-type="string">
            <text:p>N</text:p>
          </table:table-cell>
          <table:table-cell table:style-name="ce20" office:value-type="float" office:value="300">
            <text:p>300</text:p>
          </table:table-cell>
          <table:table-cell table:style-name="ce53" office:value-type="string">
            <text:p>http://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BSCR A1X Clas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489">
            <text:p>489</text:p>
          </table:table-cell>
          <table:table-cell office:value-type="float" office:value="150">
            <text:p>150</text:p>
          </table:table-cell>
          <table:table-cell table:style-name="ce27" office:value-type="float" office:value="48">
            <text:p>48</text:p>
          </table:table-cell>
          <table:table-cell table:style-name="ce38" table:formula="of:=[.H104]/[.F104]" office:value-type="float" office:value="48.5939198164473">
            <text:p>49</text:p>
          </table:table-cell>
          <table:table-cell table:formula="of:=([.H79]/([.D79]*[.C79]) * ([.C104]*[.D104]) * [.E104]) /[.E79]" office:value-type="float" office:value="2332.50815118947">
            <text:p>2333</text:p>
          </table:table-cell>
          <table:table-cell office:value-type="string">
            <text:p>N</text:p>
          </table:table-cell>
          <table:table-cell table:style-name="ce20" office:value-type="float" office:value="0">
            <text:p>0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MR 3835 Class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1160">
            <text:p>1160</text:p>
          </table:table-cell>
          <table:table-cell office:value-type="float" office:value="175">
            <text:p>175</text:p>
          </table:table-cell>
          <table:table-cell table:style-name="ce27" office:value-type="float" office:value="109">
            <text:p>109</text:p>
          </table:table-cell>
          <table:table-cell table:style-name="ce38" table:formula="of:=[.H105]/[.F105]" office:value-type="float" office:value="186.907778353891">
            <text:p>187</text:p>
          </table:table-cell>
          <table:table-cell table:formula="of:=([.H137]/([.D137]*[.C137]) * ([.C105]*[.D105]) * [.E105]) /[.E137]" office:value-type="float" office:value="20372.9478405741">
            <text:p>20373</text:p>
          </table:table-cell>
          <table:table-cell office:value-type="string">
            <text:p>N</text:p>
          </table:table-cell>
          <table:table-cell table:style-name="ce20" office:value-type="float" office:value="255">
            <text:p>255</text:p>
          </table:table-cell>
          <table:table-cell table:style-name="ce53" office:value-type="string">
            <text:p>http://orion.math.iastate.edu/jdhsmith/term/slgbm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LNWR G1 Class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1770">
            <text:p>1770</text:p>
          </table:table-cell>
          <table:table-cell office:value-type="float" office:value="160">
            <text:p>160</text:p>
          </table:table-cell>
          <table:table-cell table:style-name="ce27" office:value-type="float" office:value="114">
            <text:p>114</text:p>
          </table:table-cell>
          <table:table-cell table:style-name="ce38" table:formula="of:=[.H106]/[.F106]" office:value-type="float" office:value="284.930001281558">
            <text:p>285</text:p>
          </table:table-cell>
          <table:table-cell table:formula="of:=([.H137]/([.D137]*[.C137]) * ([.C106]*[.D106]) * [.E106]) /[.E137]" office:value-type="float" office:value="32482.0201460977">
            <text:p>32482</text:p>
          </table:table-cell>
          <table:table-cell office:value-type="string">
            <text:p>N</text:p>
          </table:table-cell>
          <table:table-cell table:style-name="ce20" office:value-type="float" office:value="380">
            <text:p>380</text:p>
          </table:table-cell>
          <table:table-cell table:style-name="ce53" office:value-type="string">
            <text:p>http://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LNWR Claughton Class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1815">
            <text:p>1815</text:p>
          </table:table-cell>
          <table:table-cell office:value-type="float" office:value="175">
            <text:p>175</text:p>
          </table:table-cell>
          <table:table-cell table:style-name="ce27" office:value-type="float" office:value="120">
            <text:p>120</text:p>
          </table:table-cell>
          <table:table-cell table:style-name="ce38" table:formula="of:=[.H107]/[.F107]" office:value-type="float" office:value="402.020159041766">
            <text:p>402</text:p>
          </table:table-cell>
          <table:table-cell table:formula="of:=([.H113]/([.D113]*[.C113]) * ([.C107]*[.D107]) * [.E107]) /[.E113]" office:value-type="float" office:value="48242.419085012">
            <text:p>48242</text:p>
          </table:table-cell>
          <table:table-cell office:value-type="string">
            <text:p>N</text:p>
          </table:table-cell>
          <table:table-cell table:style-name="ce20" office:value-type="float" office:value="415">
            <text:p>415</text:p>
          </table:table-cell>
          <table:table-cell table:style-name="ce53" office:value-type="string">
            <text:p>http://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LBSCR L Class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1687">
            <text:p>1687</text:p>
          </table:table-cell>
          <table:table-cell office:value-type="float" office:value="170">
            <text:p>170</text:p>
          </table:table-cell>
          <table:table-cell table:style-name="ce27" office:value-type="float" office:value="108">
            <text:p>108</text:p>
          </table:table-cell>
          <table:table-cell table:style-name="ce38" table:formula="of:=[.H108]/[.F108]" office:value-type="float" office:value="342.643543936093">
            <text:p>343</text:p>
          </table:table-cell>
          <table:table-cell table:formula="of:=([.H137]/([.D137]*[.C137]) * ([.C108]*[.D108]) * [.E108]) /[.E137]" office:value-type="float" office:value="37005.502745098">
            <text:p>37006</text:p>
          </table:table-cell>
          <table:table-cell office:value-type="string">
            <text:p>N</text:p>
          </table:table-cell>
          <table:table-cell table:style-name="ce20" office:value-type="float" office:value="383">
            <text:p>383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18">
            <text:p>1918</text:p>
          </table:table-cell>
          <table:table-cell office:value-type="string">
            <text:p>LSWR N1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1880">
            <text:p>1880</text:p>
          </table:table-cell>
          <table:table-cell office:value-type="float" office:value="180">
            <text:p>180</text:p>
          </table:table-cell>
          <table:table-cell table:style-name="ce27" office:value-type="float" office:value="119">
            <text:p>119</text:p>
          </table:table-cell>
          <table:table-cell table:style-name="ce38" table:formula="of:=[.H109]/[.F109]" office:value-type="float" office:value="407.702325220746">
            <text:p>408</text:p>
          </table:table-cell>
          <table:table-cell table:formula="of:=([.H137]/([.D137]*[.C137]) * ([.C109]*[.D109]) * [.E109]) /[.E137]" office:value-type="float" office:value="48516.5767012687">
            <text:p>48517</text:p>
          </table:table-cell>
          <table:table-cell office:value-type="string">
            <text:p>N</text:p>
          </table:table-cell>
          <table:table-cell table:style-name="ce20" office:value-type="float" office:value="310">
            <text:p>310</text:p>
          </table:table-cell>
          <table:table-cell table:style-name="ce53" office:value-type="string">
            <text:p>http://orion.math.iastate.edu/jdhsmith/term/slgbls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MR 2000 Class (superheated)</text:p>
          </table:table-cell>
          <table:table-cell table:style-name="ce13" office:value-type="float" office:value="21.1">
            <text:p>21.1</text:p>
          </table:table-cell>
          <table:table-cell table:style-name="ce13" office:value-type="float" office:value="1167.25">
            <text:p>1167.25</text:p>
          </table:table-cell>
          <table:table-cell office:value-type="float" office:value="175">
            <text:p>175</text:p>
          </table:table-cell>
          <table:table-cell table:style-name="ce27" office:value-type="float" office:value="88">
            <text:p>88</text:p>
          </table:table-cell>
          <table:table-cell table:style-name="ce38" table:formula="of:=[.H110]/[.F110]" office:value-type="float" office:value="209.584645962137">
            <text:p>210</text:p>
          </table:table-cell>
          <table:table-cell table:formula="of:=((([.H125]/([.D125]*[.C125])*([.C110]*[.D110])*[.E110])/[.E125])+(([.H113]/([.D113]*[.C113])*([.C110]*[.D110])*[.E110])/[.E113]))/2" office:value-type="float" office:value="18443.448844668">
            <text:p>18443</text:p>
          </table:table-cell>
          <table:table-cell office:value-type="string">
            <text:p>N</text:p>
          </table:table-cell>
          <table:table-cell table:style-name="ce20" office:value-type="float" office:value="252.75">
            <text:p>252.75</text:p>
          </table:table-cell>
          <table:table-cell table:style-name="ce53" office:value-type="string">
            <text:p>http://orion.math.iastate.edu/jdhsmith/term/slgbm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LNER A1 Class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2930">
            <text:p>2930</text:p>
          </table:table-cell>
          <table:table-cell office:value-type="float" office:value="180">
            <text:p>180</text:p>
          </table:table-cell>
          <table:table-cell table:style-name="ce27" office:value-type="float" office:value="133">
            <text:p>133</text:p>
          </table:table-cell>
          <table:table-cell table:style-name="ce38" table:formula="of:=[.H111]/[.F111]" office:value-type="float" office:value="668.628780494927">
            <text:p>669</text:p>
          </table:table-cell>
          <table:table-cell table:formula="of:=([.H142]/([.D142]*[.C142]) * ([.C111]*[.D111]) * [.E111]) /[.E142]" office:value-type="float" office:value="88927.6278058252">
            <text:p>88928</text:p>
          </table:table-cell>
          <table:table-cell office:value-type="string">
            <text:p>N</text:p>
          </table:table-cell>
          <table:table-cell table:style-name="ce20" office:value-type="float" office:value="525">
            <text:p>525</text:p>
          </table:table-cell>
          <table:table-cell table:style-name="ce53" office:value-type="string">
            <text:p>http://orion.math.iastate.edu/jdhsmith/term/slgbln1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SR “King Arthur”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1880">
            <text:p>1880</text:p>
          </table:table-cell>
          <table:table-cell office:value-type="float" office:value="200">
            <text:p>200</text:p>
          </table:table-cell>
          <table:table-cell table:style-name="ce27" office:value-type="float" office:value="106">
            <text:p>106</text:p>
          </table:table-cell>
          <table:table-cell table:style-name="ce38" table:formula="of:=[.H112]/[.F112]" office:value-type="float" office:value="474.655537259093">
            <text:p>475</text:p>
          </table:table-cell>
          <table:table-cell table:formula="of:=([.H137]/([.D137]*[.C137]) * ([.C112]*[.D112]) * [.E112]) /[.E137]" office:value-type="float" office:value="50313.4869494639">
            <text:p>50313</text:p>
          </table:table-cell>
          <table:table-cell office:value-type="string">
            <text:p>N</text:p>
          </table:table-cell>
          <table:table-cell table:style-name="ce20" office:value-type="float" office:value="335">
            <text:p>335</text:p>
          </table:table-cell>
          <table:table-cell table:style-name="ce53" office:value-type="string">
            <text:p>http://orion.math.iastate.edu/jdhsmith/term/slgbsr.htm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4" office:value-type="float" office:value="1923">
            <text:p>1923</text:p>
          </table:table-cell>
          <table:table-cell table:style-name="ce4" office:value-type="string">
            <text:p>GWR 4073 “Castle” Class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2020">
            <text:p>2020</text:p>
          </table:table-cell>
          <table:table-cell table:style-name="ce4" office:value-type="float" office:value="225">
            <text:p>225</text:p>
          </table:table-cell>
          <table:table-cell table:style-name="ce29" office:value-type="float" office:value="141">
            <text:p>141</text:p>
          </table:table-cell>
          <table:table-cell table:style-name="ce39" office:value-type="float" office:value="458">
            <text:p>458</text:p>
          </table:table-cell>
          <table:table-cell table:style-name="ce34" table:formula="of:=[.G113]*[.F113]" office:value-type="float" office:value="64578">
            <text:p>64578</text:p>
          </table:table-cell>
          <table:table-cell table:style-name="ce4" office:value-type="string">
            <text:p>N</text:p>
          </table:table-cell>
          <table:table-cell table:style-name="ce46" office:value-type="float" office:value="265">
            <text:p>265</text:p>
          </table:table-cell>
          <table:table-cell table:style-name="ce55" office:value-type="string">
            <text:p>http://orion.math.iastate.edu/jdhsmith/term/slgbgw.htm</text:p>
          </table:table-cell>
          <table:table-cell table:style-name="ce9"/>
          <table:table-cell table:style-name="ce4" table:number-columns-repeated="1010"/>
          <table:table-cell table:number-columns-repeated="2"/>
        </table:table-row>
        <table:table-row table:style-name="ro1">
          <table:table-cell table:style-name="ce6" office:value-type="float" office:value="1924">
            <text:p>1924</text:p>
          </table:table-cell>
          <table:table-cell table:style-name="ce6" office:value-type="string">
            <text:p>LMS 4P</text:p>
          </table:table-cell>
          <table:table-cell table:style-name="ce15" office:value-type="float" office:value="28.5">
            <text:p>28.5</text:p>
          </table:table-cell>
          <table:table-cell table:style-name="ce15" table:formula="of:=147+1170" office:value-type="float" office:value="1317">
            <text:p>1317</text:p>
          </table:table-cell>
          <table:table-cell table:style-name="ce6" office:value-type="float" office:value="200">
            <text:p>200</text:p>
          </table:table-cell>
          <table:table-cell table:style-name="ce30" office:value-type="float" office:value="101">
            <text:p>101</text:p>
          </table:table-cell>
          <table:table-cell table:style-name="ce38" table:formula="of:=[.H114]/[.F114]" office:value-type="float" office:value="355.203958873396">
            <text:p>355</text:p>
          </table:table-cell>
          <table:table-cell table:formula="of:=([.H137]/([.D137]*[.C137]) * ([.C114]*[.D114]) * [.E114]) /[.E137]" office:value-type="float" office:value="35875.599846213">
            <text:p>35876</text:p>
          </table:table-cell>
          <table:table-cell table:style-name="ce44" office:value-type="string">
            <text:p>Y</text:p>
          </table:table-cell>
          <table:table-cell table:style-name="ce47" office:value-type="float" office:value="272">
            <text:p>272</text:p>
          </table:table-cell>
          <table:table-cell table:style-name="ce56" office:value-type="string">
            <text:p>http://en.wikipedia.org/wiki/LMS_Compound_4-4-0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4">
            <text:p>1924</text:p>
          </table:table-cell>
          <table:table-cell table:style-name="ce6" office:value-type="string">
            <text:p>LMS 3F “Jinty”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967">
            <text:p>967</text:p>
          </table:table-cell>
          <table:table-cell table:style-name="ce6" office:value-type="float" office:value="160">
            <text:p>160</text:p>
          </table:table-cell>
          <table:table-cell table:style-name="ce30" office:value-type="float" office:value="93">
            <text:p>93</text:p>
          </table:table-cell>
          <table:table-cell table:style-name="ce38" table:formula="of:=[.H115]/[.F115]" office:value-type="float" office:value="127.210228140358">
            <text:p>127</text:p>
          </table:table-cell>
          <table:table-cell table:formula="of:=([.H105]/([.D105]*[.C105]) * ([.C115]*[.D115]) * [.E115]) /[.E105]" office:value-type="float" office:value="11830.5512170533">
            <text:p>11831</text:p>
          </table:table-cell>
          <table:table-cell table:style-name="ce45" office:value-type="string">
            <text:p>N</text:p>
          </table:table-cell>
          <table:table-cell table:style-name="ce47" office:value-type="float" office:value="0">
            <text:p>0</text:p>
          </table:table-cell>
          <table:table-cell table:style-name="ce56" office:value-type="string">
            <text:p>http://en.wikipedia.org/wiki/LMS_Fowler_Class_3F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3">
          <table:table-cell table:style-name="ce6" office:value-type="float" office:value="1926">
            <text:p>1926</text:p>
          </table:table-cell>
          <table:table-cell table:style-name="ce6" office:value-type="string">
            <text:p>LMS “Crab”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1505">
            <text:p>1505</text:p>
          </table:table-cell>
          <table:table-cell table:style-name="ce6" office:value-type="float" office:value="180">
            <text:p>180</text:p>
          </table:table-cell>
          <table:table-cell table:style-name="ce30" office:value-type="float" office:value="118">
            <text:p>118</text:p>
          </table:table-cell>
          <table:table-cell table:style-name="ce38" table:formula="of:=[.H116]/[.F116]" office:value-type="float" office:value="307.20166819802">
            <text:p>307</text:p>
          </table:table-cell>
          <table:table-cell table:formula="of:=([.H137]/([.D137]*[.C137]) * ([.C116]*[.D116]) * [.E116]) /[.E137]" office:value-type="float" office:value="36249.7968473664">
            <text:p>36250</text:p>
          </table:table-cell>
          <table:table-cell table:style-name="ce45" office:value-type="string">
            <text:p>N</text:p>
          </table:table-cell>
          <table:table-cell table:style-name="ce47" office:value-type="float" office:value="310">
            <text:p>310</text:p>
          </table:table-cell>
          <table:table-cell table:style-name="ce56" office:value-type="string">
            <text:p>http://orion.math.iastate.edu/jdhsmith/term/slgblms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3">
          <table:table-cell table:style-name="ce6" office:value-type="float" office:value="1926">
            <text:p>1926</text:p>
          </table:table-cell>
          <table:table-cell table:style-name="ce6" office:value-type="string">
            <text:p>SR “Lord Nelson”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990">
            <text:p>1990</text:p>
          </table:table-cell>
          <table:table-cell table:style-name="ce6" office:value-type="float" office:value="220">
            <text:p>220</text:p>
          </table:table-cell>
          <table:table-cell table:style-name="ce30" office:value-type="float" office:value="149">
            <text:p>149</text:p>
          </table:table-cell>
          <table:table-cell table:style-name="ce38" table:formula="of:=[.H117]/[.F117]" office:value-type="float" office:value="354.765512073692">
            <text:p>355</text:p>
          </table:table-cell>
          <table:table-cell table:formula="of:=([.H125]/([.D125]*[.C125]) * ([.C117]*[.D117]) * [.E117]) /[.E125]" office:value-type="float" office:value="52860.0612989801">
            <text:p>52860</text:p>
          </table:table-cell>
          <table:table-cell table:style-name="ce45" office:value-type="string">
            <text:p>N</text:p>
          </table:table-cell>
          <table:table-cell table:style-name="ce47" office:value-type="float" office:value="375">
            <text:p>375</text:p>
          </table:table-cell>
          <table:table-cell table:style-name="ce56" office:value-type="string">
            <text:p>http://orion.math.iastate.edu/jdhsmith/term/slgbsr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SAR NG G16</text:p>
          </table:table-cell>
          <table:table-cell table:style-name="ce15" office:value-type="float" office:value="19.5">
            <text:p>19.5</text:p>
          </table:table-cell>
          <table:table-cell table:style-name="ce15" office:value-type="float" office:value="921.1">
            <text:p>921.1</text:p>
          </table:table-cell>
          <table:table-cell table:style-name="ce6" office:value-type="float" office:value="180">
            <text:p>180</text:p>
          </table:table-cell>
          <table:table-cell table:style-name="ce30" office:value-type="float" office:value="84">
            <text:p>84</text:p>
          </table:table-cell>
          <table:table-cell table:style-name="ce38" table:formula="of:=[.H118]/[.F118]" office:value-type="float" office:value="183.938717196683">
            <text:p>184</text:p>
          </table:table-cell>
          <table:table-cell table:formula="of:=([.H137]/([.D137]*[.C137]) * ([.C118]*[.D118]) * [.E118]) /[.E137]" office:value-type="float" office:value="15450.8522445213">
            <text:p>15451</text:p>
          </table:table-cell>
          <table:table-cell table:style-name="ce45" office:value-type="string">
            <text:p>N</text:p>
          </table:table-cell>
          <table:table-cell table:style-name="ce47" office:value-type="float" office:value="149">
            <text:p>149</text:p>
          </table:table-cell>
          <table:table-cell table:style-name="ce56" office:value-type="string">
            <text:p>http://en.wikipedia.org/wiki/South_African_Class_NG_G16_2-6-2%2B2-6-2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GWR 6000 King Class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2200">
            <text:p>2200</text:p>
          </table:table-cell>
          <table:table-cell table:style-name="ce6" office:value-type="float" office:value="250">
            <text:p>250</text:p>
          </table:table-cell>
          <table:table-cell table:style-name="ce30" office:value-type="float" office:value="177">
            <text:p>177</text:p>
          </table:table-cell>
          <table:table-cell table:style-name="ce38" table:formula="of:=[.H119]/[.F119]" office:value-type="float" office:value="517.631915149434">
            <text:p>518</text:p>
          </table:table-cell>
          <table:table-cell table:formula="of:=([.H113]/([.D113]*[.C113]) * ([.C119]*[.D119]) * [.E119]) /[.E113]" office:value-type="float" office:value="91620.8489814499">
            <text:p>91621</text:p>
          </table:table-cell>
          <table:table-cell table:style-name="ce45" office:value-type="string">
            <text:p>N</text:p>
          </table:table-cell>
          <table:table-cell table:style-name="ce47" office:value-type="float" office:value="290">
            <text:p>290</text:p>
          </table:table-cell>
          <table:table-cell table:style-name="ce56" office:value-type="string">
            <text:p>http://orion.math.iastate.edu/jdhsmith/term/slgbgw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MS 4P Tank (3 cylinder)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1265">
            <text:p>1265</text:p>
          </table:table-cell>
          <table:table-cell table:style-name="ce6" office:value-type="float" office:value="200">
            <text:p>200</text:p>
          </table:table-cell>
          <table:table-cell table:style-name="ce30" office:value-type="float" office:value="106">
            <text:p>106</text:p>
          </table:table-cell>
          <table:table-cell table:style-name="ce38" table:formula="of:=[.H120]/[.F120]" office:value-type="float" office:value="307.976061456769">
            <text:p>308</text:p>
          </table:table-cell>
          <table:table-cell table:formula="of:=([.H137]/([.D137]*[.C137])*([.C120]*[.D120])*[.E120])/[.E137]" office:value-type="float" office:value="32645.4625144175">
            <text:p>32645</text:p>
          </table:table-cell>
          <table:table-cell table:style-name="ce45" office:value-type="string">
            <text:p>N</text:p>
          </table:table-cell>
          <table:table-cell table:style-name="ce47" office:value-type="float" office:value="185">
            <text:p>185</text:p>
          </table:table-cell>
          <table:table-cell table:style-name="ce56" office:value-type="string">
            <text:p>http://orion.math.iastate.edu/jdhsmith/term/slgblms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MS Garratt</text:p>
          </table:table-cell>
          <table:table-cell table:style-name="ce15" office:value-type="float" office:value="44.5">
            <text:p>44.5</text:p>
          </table:table-cell>
          <table:table-cell table:style-name="ce15" table:formula="of:=183+1954" office:value-type="float" office:value="2137">
            <text:p>2137</text:p>
          </table:table-cell>
          <table:table-cell table:style-name="ce6" office:value-type="float" office:value="190">
            <text:p>190</text:p>
          </table:table-cell>
          <table:table-cell table:style-name="ce30" office:value-type="float" office:value="203">
            <text:p>203</text:p>
          </table:table-cell>
          <table:table-cell table:style-name="ce38" table:formula="of:=[.H121]/[.F121]" office:value-type="float" office:value="425.363907469381">
            <text:p>425</text:p>
          </table:table-cell>
          <table:table-cell table:formula="of:=([.H137]/([.D137]*[.C137])*([.C121]*[.D121])*[.E121])/[.E137]" office:value-type="float" office:value="86348.8732162843">
            <text:p>86349</text:p>
          </table:table-cell>
          <table:table-cell table:style-name="ce45" office:value-type="string">
            <text:p>N</text:p>
          </table:table-cell>
          <table:table-cell table:style-name="ce47" office:value-type="float" office:value="466">
            <text:p>466</text:p>
          </table:table-cell>
          <table:table-cell table:style-name="ce56" office:value-type="string">
            <text:p>http://en.wikipedia.org/wiki/LMS_Garratt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MS Royal Scot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2080">
            <text:p>2080</text:p>
          </table:table-cell>
          <table:table-cell table:style-name="ce6" office:value-type="float" office:value="250">
            <text:p>250</text:p>
          </table:table-cell>
          <table:table-cell table:style-name="ce30" office:value-type="float" office:value="148">
            <text:p>148</text:p>
          </table:table-cell>
          <table:table-cell table:style-name="ce38" table:formula="of:=[.H122]/[.F122]" office:value-type="float" office:value="499.409239246638">
            <text:p>499</text:p>
          </table:table-cell>
          <table:table-cell table:formula="of:=([.H145]/([.D145]*[.C145])*([.C122]*[.D122])*[.E122])/[.E145]" office:value-type="float" office:value="73912.5674085024">
            <text:p>73913</text:p>
          </table:table-cell>
          <table:table-cell table:style-name="ce45" office:value-type="string">
            <text:p>N</text:p>
          </table:table-cell>
          <table:table-cell table:style-name="ce47" office:value-type="float" office:value="400">
            <text:p>400</text:p>
          </table:table-cell>
          <table:table-cell table:style-name="ce56" office:value-type="string">
            <text:p>http://orion.math.iastate.edu/jdhsmith/term/slgblms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NER A3 Class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690">
            <text:p>2690</text:p>
          </table:table-cell>
          <table:table-cell table:style-name="ce6" office:value-type="float" office:value="220">
            <text:p>220</text:p>
          </table:table-cell>
          <table:table-cell table:style-name="ce30" office:value-type="float" office:value="146">
            <text:p>146</text:p>
          </table:table-cell>
          <table:table-cell table:style-name="ce38" table:formula="of:=[.H123]/[.F123]" office:value-type="float" office:value="683.468788934699">
            <text:p>683</text:p>
          </table:table-cell>
          <table:table-cell table:formula="of:=([.H142]/([.D142]*[.C142])*([.C123]*[.D123])*[.E123])/[.E142]" office:value-type="float" office:value="99786.443184466">
            <text:p>99786</text:p>
          </table:table-cell>
          <table:table-cell table:style-name="ce45" office:value-type="string">
            <text:p>N</text:p>
          </table:table-cell>
          <table:table-cell table:style-name="ce47" office:value-type="float" office:value="635">
            <text:p>635</text:p>
          </table:table-cell>
          <table:table-cell table:style-name="ce56" office:value-type="string">
            <text:p>http://orion.math.iastate.edu/jdhsmith/term/slgbln1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NER D49 Class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1400">
            <text:p>1400</text:p>
          </table:table-cell>
          <table:table-cell table:style-name="ce6" office:value-type="float" office:value="180">
            <text:p>180</text:p>
          </table:table-cell>
          <table:table-cell table:style-name="ce30" office:value-type="float" office:value="96">
            <text:p>96</text:p>
          </table:table-cell>
          <table:table-cell table:style-name="ce38" table:formula="of:=[.H124]/[.F124]" office:value-type="float" office:value="312.936273302127">
            <text:p>313</text:p>
          </table:table-cell>
          <table:table-cell table:formula="of:=([.H145]/([.D145]*[.C145])*([.C124]*[.D124])*[.E124])/[.E145]" office:value-type="float" office:value="30041.8822370042">
            <text:p>30042</text:p>
          </table:table-cell>
          <table:table-cell table:style-name="ce45" office:value-type="string">
            <text:p>N</text:p>
          </table:table-cell>
          <table:table-cell table:style-name="ce47" office:value-type="float" office:value="275">
            <text:p>275</text:p>
          </table:table-cell>
          <table:table-cell table:style-name="ce56" office:value-type="string">
            <text:p>http://orion.math.iastate.edu/jdhsmith/term/slgbln1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4" office:value-type="float" office:value="1928">
            <text:p>1928</text:p>
          </table:table-cell>
          <table:table-cell table:style-name="ce4" office:value-type="string">
            <text:p>GWR 4900 Hall Class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840">
            <text:p>1840</text:p>
          </table:table-cell>
          <table:table-cell table:style-name="ce4" office:value-type="float" office:value="225">
            <text:p>225</text:p>
          </table:table-cell>
          <table:table-cell table:style-name="ce23" office:value-type="float" office:value="121">
            <text:p>121</text:p>
          </table:table-cell>
          <table:table-cell table:style-name="ce34" office:value-type="float" office:value="338">
            <text:p>338</text:p>
          </table:table-cell>
          <table:table-cell table:style-name="ce34" table:formula="of:=[.G125]*[.F125]" office:value-type="float" office:value="40898">
            <text:p>40898</text:p>
          </table:table-cell>
          <table:table-cell table:style-name="ce4" office:value-type="string">
            <text:p>N</text:p>
          </table:table-cell>
          <table:table-cell table:style-name="ce4" office:value-type="float" office:value="265">
            <text:p>265</text:p>
          </table:table-cell>
          <table:table-cell table:style-name="ce50" office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float" office:value="1928">
            <text:p>1928</text:p>
          </table:table-cell>
          <table:table-cell table:style-name="ce7" office:value-type="string">
            <text:p>LMS 2P</text:p>
          </table:table-cell>
          <table:table-cell table:style-name="ce7" office:value-type="float" office:value="21">
            <text:p>21</text:p>
          </table:table-cell>
          <table:table-cell table:style-name="ce7" table:formula="of:=1034+124" office:value-type="float" office:value="1158">
            <text:p>1158</text:p>
          </table:table-cell>
          <table:table-cell table:style-name="ce7" office:value-type="float" office:value="180">
            <text:p>180</text:p>
          </table:table-cell>
          <table:table-cell table:style-name="ce31" office:value-type="float" office:value="79">
            <text:p>79</text:p>
          </table:table-cell>
          <table:table-cell table:style-name="ce38" table:formula="of:=[.H126]/[.F126]" office:value-type="float" office:value="264.796236695721">
            <text:p>265</text:p>
          </table:table-cell>
          <table:table-cell table:formula="of:=([.H137]/([.D137]*[.C137])*([.C126]*[.D126])*[.E126])/[.E137]" office:value-type="float" office:value="20918.9026989619">
            <text:p>20919</text:p>
          </table:table-cell>
          <table:table-cell table:style-name="ce7" office:value-type="string">
            <text:p>N</text:p>
          </table:table-cell>
          <table:table-cell table:style-name="ce7" office:value-type="float" office:value="252">
            <text:p>252</text:p>
          </table:table-cell>
          <table:table-cell table:style-name="ce57" office:value-type="string">
            <text:p>http://en.wikipedia.org/wiki/LMS_Class_2P_4-4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28">
            <text:p>1928</text:p>
          </table:table-cell>
          <table:table-cell table:style-name="ce7" office:value-type="string">
            <text:p>LNER B17 Class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675">
            <text:p>1675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100">
            <text:p>100</text:p>
          </table:table-cell>
          <table:table-cell table:style-name="ce38" table:formula="of:=[.H127]/[.F127]" office:value-type="float" office:value="430.086775615231">
            <text:p>430</text:p>
          </table:table-cell>
          <table:table-cell table:formula="of:=([.H145]/([.D145]*[.C145])*([.C127]*[.D127])*[.E127])/[.E145]" office:value-type="float" office:value="43008.6775615231">
            <text:p>43009</text:p>
          </table:table-cell>
          <table:table-cell table:style-name="ce7" office:value-type="string">
            <text:p>N</text:p>
          </table:table-cell>
          <table:table-cell table:style-name="ce7" office:value-type="float" office:value="343">
            <text:p>343</text:p>
          </table:table-cell>
          <table:table-cell table:style-name="ce57" office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29">
            <text:p>1929</text:p>
          </table:table-cell>
          <table:table-cell table:style-name="ce7" office:value-type="string">
            <text:p>GWR 57xx Class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115">
            <text:p>1115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100">
            <text:p>100</text:p>
          </table:table-cell>
          <table:table-cell table:style-name="ce38" table:formula="of:=[.H128]/[.F128]" office:value-type="float" office:value="159.858105856722">
            <text:p>160</text:p>
          </table:table-cell>
          <table:table-cell table:formula="of:=([.H160]/([.D160]*[.C160])*([.C128]*[.D128])*[.E128])/[.E160]" office:value-type="float" office:value="15985.8105856722">
            <text:p>15986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29">
            <text:p>1929</text:p>
          </table:table-cell>
          <table:table-cell table:style-name="ce7" office:value-type="string">
            <text:p>LMS 7F Class</text:p>
          </table:table-cell>
          <table:table-cell table:style-name="ce7" office:value-type="float" office:value="23.5">
            <text:p>23.5</text:p>
          </table:table-cell>
          <table:table-cell table:style-name="ce7" table:formula="of:=1434+150" office:value-type="float" office:value="1584">
            <text:p>1584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132">
            <text:p>132</text:p>
          </table:table-cell>
          <table:table-cell table:style-name="ce38" table:formula="of:=[.H129]/[.F129]" office:value-type="float" office:value="269.536537229271">
            <text:p>270</text:p>
          </table:table-cell>
          <table:table-cell table:formula="of:=([.H137]/([.D137]*[.C137])*([.C129]*[.D129])*[.E129])/[.E137]" office:value-type="float" office:value="35578.8229142637">
            <text:p>35579</text:p>
          </table:table-cell>
          <table:table-cell table:style-name="ce7" office:value-type="string">
            <text:p>N</text:p>
          </table:table-cell>
          <table:table-cell table:style-name="ce7" office:value-type="float" office:value="353">
            <text:p>353</text:p>
          </table:table-cell>
          <table:table-cell table:style-name="ce57" office:value-type="string">
            <text:p>http://en.wikipedia.org/wiki/LMS_Class_7F_0-8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GWR 14xx Class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955">
            <text:p>955</text:p>
          </table:table-cell>
          <table:table-cell table:style-name="ce7" office:value-type="float" office:value="165">
            <text:p>165</text:p>
          </table:table-cell>
          <table:table-cell table:style-name="ce31" office:value-type="float" office:value="62">
            <text:p>62</text:p>
          </table:table-cell>
          <table:table-cell table:style-name="ce38" table:formula="of:=[.H130]/[.F130]" office:value-type="float" office:value="157.898323638964">
            <text:p>158</text:p>
          </table:table-cell>
          <table:table-cell table:formula="of:=([.H115]/([.D115]*[.C115])*([.C130]*[.D130])*[.E130])/[.E115]" office:value-type="float" office:value="9789.69606561579">
            <text:p>979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LMS Fowler 3P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880">
            <text:p>880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98">
            <text:p>98</text:p>
          </table:table-cell>
          <table:table-cell table:style-name="ce38" table:formula="of:=[.H131]/[.F131]" office:value-type="float" office:value="154.489026983342">
            <text:p>154</text:p>
          </table:table-cell>
          <table:table-cell table:formula="of:=([.H137]/([.D137]*[.C137])*([.C131]*[.D131])*[.E131])/[.E137]" office:value-type="float" office:value="15139.9246443675">
            <text:p>15140</text:p>
          </table:table-cell>
          <table:table-cell table:style-name="ce7" office:value-type="string">
            <text:p>N</text:p>
          </table:table-cell>
          <table:table-cell table:style-name="ce7" office:value-type="float" office:value="80">
            <text:p>80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LMS “Patriot”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118">
            <text:p>118</text:p>
          </table:table-cell>
          <table:table-cell table:style-name="ce38" table:formula="of:=[.H132]/[.F132]" office:value-type="float" office:value="417.986650761902">
            <text:p>418</text:p>
          </table:table-cell>
          <table:table-cell table:formula="of:=([.H145]/([.D145]*[.C145])*([.C132]*[.D132])*[.E132])/[.E145]" office:value-type="float" office:value="49322.4247899045">
            <text:p>49322</text:p>
          </table:table-cell>
          <table:table-cell table:style-name="ce7" office:value-type="string">
            <text:p>N</text:p>
          </table:table-cell>
          <table:table-cell table:style-name="ce7" office:value-type="float" office:value="365">
            <text:p>36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SR Class V “Schools”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765">
            <text:p>1765</text:p>
          </table:table-cell>
          <table:table-cell table:style-name="ce7" office:value-type="float" office:value="220">
            <text:p>220</text:p>
          </table:table-cell>
          <table:table-cell table:style-name="ce31" office:value-type="float" office:value="112">
            <text:p>112</text:p>
          </table:table-cell>
          <table:table-cell table:style-name="ce38" table:formula="of:=[.H133]/[.F133]" office:value-type="float" office:value="445.103131586872">
            <text:p>445</text:p>
          </table:table-cell>
          <table:table-cell table:formula="of:=([.H145]/([.D145]*[.C145])*([.C133]*[.D133])*[.E133])/[.E145]" office:value-type="float" office:value="49851.5507377296">
            <text:p>49852</text:p>
          </table:table-cell>
          <table:table-cell table:style-name="ce7" office:value-type="string">
            <text:p>N</text:p>
          </table:table-cell>
          <table:table-cell table:style-name="ce7" office:value-type="float" office:value="285">
            <text:p>28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2">
            <text:p>1932</text:p>
          </table:table-cell>
          <table:table-cell table:style-name="ce7" office:value-type="string">
            <text:p>LMS 2P Tank</text:p>
          </table:table-cell>
          <table:table-cell table:style-name="ce7" office:value-type="float" office:value="17.5">
            <text:p>17.5</text:p>
          </table:table-cell>
          <table:table-cell table:style-name="ce7" table:formula="of:=104+902" office:value-type="float" office:value="1006">
            <text:p>1006</text:p>
          </table:table-cell>
          <table:table-cell table:style-name="ce7" office:value-type="float" office:value="160">
            <text:p>160</text:p>
          </table:table-cell>
          <table:table-cell table:style-name="ce31" office:value-type="float" office:value="76">
            <text:p>76</text:p>
          </table:table-cell>
          <table:table-cell table:style-name="ce38" table:formula="of:=[.H134]/[.F134]" office:value-type="float" office:value="117.859738102653">
            <text:p>118</text:p>
          </table:table-cell>
          <table:table-cell table:formula="of:=([.H104]/([.D104]*[.C104])*([.C134]*[.D134])*[.E134])/[.E104]" office:value-type="float" office:value="8957.34009580163">
            <text:p>8957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en.wikipedia.org/wiki/LMS_Stanier_Class_2_0-4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3">
            <text:p>1933</text:p>
          </table:table-cell>
          <table:table-cell table:style-name="ce7" office:value-type="string">
            <text:p>LMS “Princess Royal”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615">
            <text:p>2615</text:p>
          </table:table-cell>
          <table:table-cell table:style-name="ce7" office:value-type="float" office:value="250">
            <text:p>250</text:p>
          </table:table-cell>
          <table:table-cell table:style-name="ce31" office:value-type="float" office:value="179">
            <text:p>179</text:p>
          </table:table-cell>
          <table:table-cell table:style-name="ce38" table:formula="of:=[.H135]/[.F135]" office:value-type="float" office:value="675.90227763101">
            <text:p>676</text:p>
          </table:table-cell>
          <table:table-cell table:formula="of:=([.H142]/([.D142]*[.C142])*([.C135]*[.D135])*[.E135])/[.E142]" office:value-type="float" office:value="120986.507695951">
            <text:p>120987</text:p>
          </table:table-cell>
          <table:table-cell table:style-name="ce7" office:value-type="string">
            <text:p>N</text:p>
          </table:table-cell>
          <table:table-cell table:style-name="ce7" office:value-type="float" office:value="595">
            <text:p>59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3">
            <text:p>1933</text:p>
          </table:table-cell>
          <table:table-cell table:style-name="ce7" office:value-type="string">
            <text:p>LMS Stanier Mogul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370">
            <text:p>1370</text:p>
          </table:table-cell>
          <table:table-cell table:style-name="ce7" office:value-type="float" office:value="225">
            <text:p>225</text:p>
          </table:table-cell>
          <table:table-cell table:style-name="ce31" office:value-type="float" office:value="117">
            <text:p>117</text:p>
          </table:table-cell>
          <table:table-cell table:style-name="ce38" table:formula="of:=[.H136]/[.F136]" office:value-type="float" office:value="352.544379709316">
            <text:p>353</text:p>
          </table:table-cell>
          <table:table-cell table:formula="of:=([.H160]/([.D160]*[.C160])*([.C136]*[.D136])*[.E136])/[.E160]" office:value-type="float" office:value="41247.69242599">
            <text:p>41248</text:p>
          </table:table-cell>
          <table:table-cell table:style-name="ce7" office:value-type="string">
            <text:p>N</text:p>
          </table:table-cell>
          <table:table-cell table:style-name="ce7" office:value-type="float" office:value="225">
            <text:p>22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6" office:value-type="float" office:value="1934">
            <text:p>1934</text:p>
          </table:table-cell>
          <table:table-cell table:style-name="ce6" office:value-type="string">
            <text:p>LMS “Black Five”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725">
            <text:p>1725</text:p>
          </table:table-cell>
          <table:table-cell table:style-name="ce6" office:value-type="float" office:value="225">
            <text:p>225</text:p>
          </table:table-cell>
          <table:table-cell table:style-name="ce28" office:value-type="float" office:value="113">
            <text:p>113</text:p>
          </table:table-cell>
          <table:table-cell table:style-name="ce38" table:formula="of:=[.H137]/[.F137]" office:value-type="float" office:value="459.610292841759">
            <text:p>460</text:p>
          </table:table-cell>
          <table:table-cell table:formula="of:=([.H160]/([.D160]*[.C160])*([.C137]*[.D137])*[.E137])/[.E160]" office:value-type="float" office:value="51935.9630911188">
            <text:p>51936</text:p>
          </table:table-cell>
          <table:table-cell table:style-name="ce6" office:value-type="string">
            <text:p>N</text:p>
          </table:table-cell>
          <table:table-cell table:style-name="ce6" office:value-type="float" office:value="330">
            <text:p>330</text:p>
          </table:table-cell>
          <table:table-cell table:style-name="ce52" office:value-type="string">
            <text:p>http://en.wikipedia.org/wiki/LMS_Stanier_Class_5_4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4">
            <text:p>1934</text:p>
          </table:table-cell>
          <table:table-cell table:style-name="ce6" office:value-type="string">
            <text:p>LMS 3 cylinder 4P Tank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265">
            <text:p>1265</text:p>
          </table:table-cell>
          <table:table-cell table:style-name="ce6" office:value-type="float" office:value="200">
            <text:p>200</text:p>
          </table:table-cell>
          <table:table-cell table:style-name="ce28" office:value-type="float" office:value="168">
            <text:p>168</text:p>
          </table:table-cell>
          <table:table-cell table:style-name="ce38" table:formula="of:=[.H138]/[.F138]" office:value-type="float" office:value="186.435346496322">
            <text:p>186</text:p>
          </table:table-cell>
          <table:table-cell table:formula="of:=([.H145]/([.D145]*[.C145])*([.C138]*[.D138])*[.E138])/[.E145]" office:value-type="float" office:value="31321.1382113821">
            <text:p>31321</text:p>
          </table:table-cell>
          <table:table-cell table:style-name="ce6" office:value-type="string">
            <text:p>N</text:p>
          </table:table-cell>
          <table:table-cell table:style-name="ce6" office:value-type="float" office:value="185">
            <text:p>18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4">
            <text:p>1934</text:p>
          </table:table-cell>
          <table:table-cell table:style-name="ce4" office:value-type="string">
            <text:p>LNER P2 Clas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715">
            <text:p>2715</text:p>
          </table:table-cell>
          <table:table-cell table:style-name="ce4" office:value-type="float" office:value="220">
            <text:p>220</text:p>
          </table:table-cell>
          <table:table-cell table:style-name="ce23" office:value-type="float" office:value="200">
            <text:p>200</text:p>
          </table:table-cell>
          <table:table-cell table:style-name="ce39" office:value-type="float" office:value="653">
            <text:p>653</text:p>
          </table:table-cell>
          <table:table-cell table:style-name="ce34" table:formula="of:=[.G139]*[.F139]" office:value-type="float" office:value="130600">
            <text:p>130600</text:p>
          </table:table-cell>
          <table:table-cell table:style-name="ce4" office:value-type="string">
            <text:p>N</text:p>
          </table:table-cell>
          <table:table-cell table:style-name="ce4" office:value-type="float" office:value="775">
            <text:p>775</text:p>
          </table:table-cell>
          <table:table-cell table:style-name="ce50" office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4">
            <text:p>1934</text:p>
          </table:table-cell>
          <table:table-cell table:style-name="ce6" office:value-type="string">
            <text:p>LMS “Jubilee”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1640">
            <text:p>1640</text:p>
          </table:table-cell>
          <table:table-cell table:style-name="ce6" office:value-type="float" office:value="225">
            <text:p>225</text:p>
          </table:table-cell>
          <table:table-cell table:style-name="ce28" office:value-type="float" office:value="119">
            <text:p>119</text:p>
          </table:table-cell>
          <table:table-cell table:style-name="ce38" table:formula="of:=[.H140]/[.F140]" office:value-type="float" office:value="440.752058399117">
            <text:p>441</text:p>
          </table:table-cell>
          <table:table-cell table:formula="of:=([.H145]/([.D145]*[.C145])*([.C140]*[.D140])*[.E140])/[.E145]" office:value-type="float" office:value="52449.494949495">
            <text:p>52449</text:p>
          </table:table-cell>
          <table:table-cell table:style-name="ce6" office:value-type="string">
            <text:p>N</text:p>
          </table:table-cell>
          <table:table-cell table:style-name="ce6" office:value-type="float" office:value="310">
            <text:p>310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>
            <text:p>1935</text:p>
          </table:table-cell>
          <table:table-cell table:style-name="ce6" office:value-type="string">
            <text:p>LMS 2 cylinder 4P Tank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265">
            <text:p>1265</text:p>
          </table:table-cell>
          <table:table-cell table:style-name="ce6" office:value-type="float" office:value="200">
            <text:p>200</text:p>
          </table:table-cell>
          <table:table-cell table:style-name="ce28" office:value-type="float" office:value="110">
            <text:p>110</text:p>
          </table:table-cell>
          <table:table-cell table:style-name="ce38" table:formula="of:=[.H141]/[.F141]" office:value-type="float" office:value="296.77693194925">
            <text:p>297</text:p>
          </table:table-cell>
          <table:table-cell table:formula="of:=([.H160]/([.D160]*[.C160])*([.C141]*[.D141])*[.E141])/[.E160]" office:value-type="float" office:value="32645.4625144175">
            <text:p>32645</text:p>
          </table:table-cell>
          <table:table-cell table:style-name="ce6" office:value-type="string">
            <text:p>N</text:p>
          </table:table-cell>
          <table:table-cell table:style-name="ce6" office:value-type="float" office:value="185">
            <text:p>18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5">
            <text:p>1935</text:p>
          </table:table-cell>
          <table:table-cell table:style-name="ce4" office:value-type="string">
            <text:p>LNER A4 Class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575">
            <text:p>2575</text:p>
          </table:table-cell>
          <table:table-cell table:style-name="ce4" office:value-type="float" office:value="250">
            <text:p>250</text:p>
          </table:table-cell>
          <table:table-cell table:style-name="ce23" office:value-type="float" office:value="158">
            <text:p>158</text:p>
          </table:table-cell>
          <table:table-cell table:style-name="ce39" office:value-type="float" office:value="687">
            <text:p>687</text:p>
          </table:table-cell>
          <table:table-cell table:style-name="ce34" table:formula="of:=[.G142]*[.F142]" office:value-type="float" office:value="108546">
            <text:p>108546</text:p>
          </table:table-cell>
          <table:table-cell table:style-name="ce4" office:value-type="string">
            <text:p>N</text:p>
          </table:table-cell>
          <table:table-cell table:style-name="ce4" office:value-type="float" office:value="750">
            <text:p>750</text:p>
          </table:table-cell>
          <table:table-cell table:style-name="ce50" office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5">
            <text:p>1935</text:p>
          </table:table-cell>
          <table:table-cell table:style-name="ce6" office:value-type="string">
            <text:p>LMS 3P Tank (Stanier)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45">
            <text:p>1045</text:p>
          </table:table-cell>
          <table:table-cell table:style-name="ce6" office:value-type="float" office:value="200">
            <text:p>200</text:p>
          </table:table-cell>
          <table:table-cell table:style-name="ce28" office:value-type="float" office:value="96">
            <text:p>96</text:p>
          </table:table-cell>
          <table:table-cell table:style-name="ce38" table:formula="of:=[.H143]/[.F143]" office:value-type="float" office:value="151.344491784458">
            <text:p>151</text:p>
          </table:table-cell>
          <table:table-cell table:formula="of:=([.H125]/([.D125]*[.C125])*([.C143]*[.D143])*[.E143])/[.E125]" office:value-type="float" office:value="14529.0712113079">
            <text:p>14529</text:p>
          </table:table-cell>
          <table:table-cell table:style-name="ce6" office:value-type="string">
            <text:p>N</text:p>
          </table:table-cell>
          <table:table-cell table:style-name="ce6" office:value-type="float" office:value="80">
            <text:p>80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>
            <text:p>1935</text:p>
          </table:table-cell>
          <table:table-cell table:style-name="ce6" office:value-type="string">
            <text:p>LMS Stanier 8F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465">
            <text:p>1465</text:p>
          </table:table-cell>
          <table:table-cell table:style-name="ce6" office:value-type="float" office:value="225">
            <text:p>225</text:p>
          </table:table-cell>
          <table:table-cell table:style-name="ce28" office:value-type="float" office:value="144">
            <text:p>144</text:p>
          </table:table-cell>
          <table:table-cell table:style-name="ce38" table:formula="of:=[.H144]/[.F144]" office:value-type="float" office:value="280.282730621128">
            <text:p>280</text:p>
          </table:table-cell>
          <table:table-cell table:formula="of:=([.H139]/([.D139]*[.C139])*([.C144]*[.D144])*[.E144])/[.E139]" office:value-type="float" office:value="40360.7132094425">
            <text:p>40361</text:p>
          </table:table-cell>
          <table:table-cell table:style-name="ce6" office:value-type="string">
            <text:p>N</text:p>
          </table:table-cell>
          <table:table-cell table:style-name="ce6" office:value-type="float" office:value="235">
            <text:p>23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6">
            <text:p>1936</text:p>
          </table:table-cell>
          <table:table-cell table:style-name="ce4" office:value-type="string">
            <text:p>LNER V2 Class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430">
            <text:p>2430</text:p>
          </table:table-cell>
          <table:table-cell table:style-name="ce4" office:value-type="float" office:value="220">
            <text:p>220</text:p>
          </table:table-cell>
          <table:table-cell table:style-name="ce23" office:value-type="float" office:value="150">
            <text:p>150</text:p>
          </table:table-cell>
          <table:table-cell table:style-name="ce34" office:value-type="float" office:value="670">
            <text:p>670</text:p>
          </table:table-cell>
          <table:table-cell table:style-name="ce34" table:formula="of:=[.G145]*[.F145]" office:value-type="float" office:value="100500">
            <text:p>100500</text:p>
          </table:table-cell>
          <table:table-cell table:style-name="ce4" office:value-type="string">
            <text:p>N</text:p>
          </table:table-cell>
          <table:table-cell table:style-name="ce4" office:value-type="float" office:value="680">
            <text:p>680</text:p>
          </table:table-cell>
          <table:table-cell table:style-name="ce50" office:value-type="string">
            <text:p>http://orion.math.iastate.edu/jdhsmith/term/slgbln1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37">
            <text:p>1937</text:p>
          </table:table-cell>
          <table:table-cell table:style-name="ce6" office:value-type="string">
            <text:p>LMS Princess Coronation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810">
            <text:p>2810</text:p>
          </table:table-cell>
          <table:table-cell table:style-name="ce6" office:value-type="float" office:value="250">
            <text:p>250</text:p>
          </table:table-cell>
          <table:table-cell table:style-name="ce28" office:value-type="float" office:value="180">
            <text:p>180</text:p>
          </table:table-cell>
          <table:table-cell table:style-name="ce38" table:formula="of:=[.H146]/[.F146]" office:value-type="float" office:value="802.52127239719">
            <text:p>803</text:p>
          </table:table-cell>
          <table:table-cell table:formula="of:=([.H142]/([.D142]*[.C142])*([.C146]*[.D146])*[.E146])/[.E142]" office:value-type="float" office:value="144453.829031494">
            <text:p>144454</text:p>
          </table:table-cell>
          <table:table-cell table:style-name="ce6" office:value-type="string">
            <text:p>N</text:p>
          </table:table-cell>
          <table:table-cell table:style-name="ce6" office:value-type="float" office:value="825">
            <text:p>82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7">
            <text:p>1937</text:p>
          </table:table-cell>
          <table:table-cell table:style-name="ce6" office:value-type="string">
            <text:p>LNER B17-5 Class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675">
            <text:p>1675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100">
            <text:p>100</text:p>
          </table:table-cell>
          <table:table-cell table:style-name="ce38" table:formula="of:=[.H147]/[.F147]" office:value-type="float" office:value="430.086775615231">
            <text:p>430</text:p>
          </table:table-cell>
          <table:table-cell table:formula="of:=([.H145]/([.D145]*[.C145])*([.C147]*[.D147])*[.E147])/[.E145]" office:value-type="float" office:value="43008.6775615231">
            <text:p>43009</text:p>
          </table:table-cell>
          <table:table-cell table:style-name="ce7" office:value-type="string">
            <text:p>N</text:p>
          </table:table-cell>
          <table:table-cell table:style-name="ce7" office:value-type="float" office:value="343">
            <text:p>343</text:p>
          </table:table-cell>
          <table:table-cell table:style-name="ce57" office:value-type="string">
            <text:p>http://orion.math.iastate.edu/jdhsmith/term/slgbln1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8">
            <text:p>1938</text:p>
          </table:table-cell>
          <table:table-cell table:style-name="ce6" office:value-type="string">
            <text:p>GWR Modified Prairie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80">
            <text:p>1480</text:p>
          </table:table-cell>
          <table:table-cell table:style-name="ce7" office:value-type="float" office:value="225">
            <text:p>225</text:p>
          </table:table-cell>
          <table:table-cell table:style-name="ce31" office:value-type="float" office:value="139">
            <text:p>139</text:p>
          </table:table-cell>
          <table:table-cell table:style-name="ce38" table:formula="of:=[.H148]/[.F148]" office:value-type="float" office:value="159.982242439354">
            <text:p>160</text:p>
          </table:table-cell>
          <table:table-cell table:formula="of:=([.H80]/([.D80]*[.C80]) * ([.C148]*[.D148]) * [.E148]) /[.E80]" office:value-type="float" office:value="22237.5316990702">
            <text:p>22238</text:p>
          </table:table-cell>
          <table:table-cell table:style-name="ce7" office:value-type="string">
            <text:p>N</text:p>
          </table:table-cell>
          <table:table-cell table:style-name="ce7" office:value-type="float" office:value="190">
            <text:p>190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1">
            <text:p>1941</text:p>
          </table:table-cell>
          <table:table-cell table:style-name="ce6" office:value-type="string">
            <text:p>SR Merchant Navy Class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2450">
            <text:p>2450</text:p>
          </table:table-cell>
          <table:table-cell table:style-name="ce7" office:value-type="float" office:value="280">
            <text:p>280</text:p>
          </table:table-cell>
          <table:table-cell table:style-name="ce31" office:value-type="float" office:value="167">
            <text:p>167</text:p>
          </table:table-cell>
          <table:table-cell table:style-name="ce38" table:formula="of:=[.H149]/[.F149]" office:value-type="float" office:value="575.462485338601">
            <text:p>575</text:p>
          </table:table-cell>
          <table:table-cell table:formula="of:=([.H167]/([.D167]*[.C167]) * ([.C149]*[.D149]) * [.E149]) /[.E167]" office:value-type="float" office:value="96102.2350515464">
            <text:p>96102</text:p>
          </table:table-cell>
          <table:table-cell table:style-name="ce7" office:value-type="string">
            <text:p>N</text:p>
          </table:table-cell>
          <table:table-cell table:style-name="ce7" office:value-type="float" office:value="820">
            <text:p>820</text:p>
          </table:table-cell>
          <table:table-cell table:style-name="ce57" office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2">
            <text:p>1942</text:p>
          </table:table-cell>
          <table:table-cell table:style-name="ce6" office:value-type="string">
            <text:p>SR Q1 Class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470">
            <text:p>1470</text:p>
          </table:table-cell>
          <table:table-cell table:style-name="ce7" office:value-type="float" office:value="230">
            <text:p>230</text:p>
          </table:table-cell>
          <table:table-cell table:style-name="ce31" office:value-type="float" office:value="133">
            <text:p>133</text:p>
          </table:table-cell>
          <table:table-cell table:style-name="ce38" table:formula="of:=[.H150]/[.F150]" office:value-type="float" office:value="328.01660899654">
            <text:p>328</text:p>
          </table:table-cell>
          <table:table-cell table:formula="of:=([.H160]/([.D160]*[.C160]) * ([.C150]*[.D150]) * [.E150]) /[.E160]" office:value-type="float" office:value="43626.2089965398">
            <text:p>43626</text:p>
          </table:table-cell>
          <table:table-cell table:style-name="ce7" office:value-type="string">
            <text:p>N</text:p>
          </table:table-cell>
          <table:table-cell table:style-name="ce7" office:value-type="float" office:value="220">
            <text:p>220</text:p>
          </table:table-cell>
          <table:table-cell table:style-name="ce57" office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>
            <text:p>1943</text:p>
          </table:table-cell>
          <table:table-cell table:style-name="ce6" office:value-type="string">
            <text:p>LMS rebuilt Royal Scot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860">
            <text:p>1860</text:p>
          </table:table-cell>
          <table:table-cell table:style-name="ce7" office:value-type="float" office:value="250">
            <text:p>250</text:p>
          </table:table-cell>
          <table:table-cell table:style-name="ce31" office:value-type="float" office:value="148">
            <text:p>148</text:p>
          </table:table-cell>
          <table:table-cell table:style-name="ce38" table:formula="of:=[.H151]/[.F151]" office:value-type="float" office:value="446.587108172474">
            <text:p>447</text:p>
          </table:table-cell>
          <table:table-cell table:formula="of:=([.H145]/([.D145]*[.C145]) * ([.C151]*[.D151]) * [.E151]) /[.E145]" office:value-type="float" office:value="66094.8920095262">
            <text:p>66095</text:p>
          </table:table-cell>
          <table:table-cell table:style-name="ce7" office:value-type="string">
            <text:p>N</text:p>
          </table:table-cell>
          <table:table-cell table:style-name="ce7" office:value-type="float" office:value="350">
            <text:p>350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>
            <text:p>1943</text:p>
          </table:table-cell>
          <table:table-cell table:style-name="ce6" office:value-type="string">
            <text:p>LNER J94 Class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960">
            <text:p>960</text:p>
          </table:table-cell>
          <table:table-cell table:style-name="ce7" office:value-type="float" office:value="170">
            <text:p>170</text:p>
          </table:table-cell>
          <table:table-cell table:style-name="ce31" office:value-type="float" office:value="106">
            <text:p>106</text:p>
          </table:table-cell>
          <table:table-cell table:style-name="ce38" table:formula="of:=[.H152]/[.F152]" office:value-type="float" office:value="83.2312203657839">
            <text:p>83</text:p>
          </table:table-cell>
          <table:table-cell table:formula="of:=([.H104]/([.D104]*[.C104])*([.C152]*[.D152])*[.E152])/[.E104]" office:value-type="float" office:value="8822.50935877309">
            <text:p>8823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orion.math.iastate.edu/jdhsmith/term/slgbln2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>
            <text:p>1943</text:p>
          </table:table-cell>
          <table:table-cell table:style-name="ce6" office:value-type="string">
            <text:p>WD 2-8-0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680">
            <text:p>1680</text:p>
          </table:table-cell>
          <table:table-cell table:style-name="ce7" office:value-type="float" office:value="225">
            <text:p>225</text:p>
          </table:table-cell>
          <table:table-cell table:style-name="ce31" office:value-type="float" office:value="152">
            <text:p>152</text:p>
          </table:table-cell>
          <table:table-cell table:style-name="ce38" table:formula="of:=[.H153]/[.F153]" office:value-type="float" office:value="344.655132641292">
            <text:p>345</text:p>
          </table:table-cell>
          <table:table-cell table:formula="of:=([.H160]/([.D160]*[.C160])*([.C153]*[.D153])*[.E153])/[.E160]" office:value-type="float" office:value="52387.5801614764">
            <text:p>52388</text:p>
          </table:table-cell>
          <table:table-cell table:style-name="ce7" office:value-type="string">
            <text:p>N</text:p>
          </table:table-cell>
          <table:table-cell table:style-name="ce7" office:value-type="float" office:value="310">
            <text:p>310</text:p>
          </table:table-cell>
          <table:table-cell table:style-name="ce57" office:value-type="string">
            <text:p>http://orion.math.iastate.edu/jdhsmith/term/slgbwd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4">
            <text:p>1944</text:p>
          </table:table-cell>
          <table:table-cell table:style-name="ce6" office:value-type="string">
            <text:p>GWR Modified Hall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225">
            <text:p>225</text:p>
          </table:table-cell>
          <table:table-cell table:style-name="ce31" office:value-type="float" office:value="121">
            <text:p>121</text:p>
          </table:table-cell>
          <table:table-cell table:style-name="ce38" table:formula="of:=[.H154]/[.F154]" office:value-type="float" office:value="318.711956521739">
            <text:p>319</text:p>
          </table:table-cell>
          <table:table-cell table:formula="of:=([.H125]/([.D125]*[.C125])*([.C154]*[.D154])*[.E154])/[.E125]" office:value-type="float" office:value="38564.1467391304">
            <text:p>38564</text:p>
          </table:table-cell>
          <table:table-cell table:style-name="ce7" office:value-type="string">
            <text:p>N</text:p>
          </table:table-cell>
          <table:table-cell table:style-name="ce7" office:value-type="float" office:value="295">
            <text:p>295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>
            <text:p>1945</text:p>
          </table:table-cell>
          <table:table-cell table:style-name="ce6" office:value-type="string">
            <text:p>LMS Fairburn 4P Tank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365">
            <text:p>1365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109">
            <text:p>109</text:p>
          </table:table-cell>
          <table:table-cell table:style-name="ce38" table:formula="of:=[.H155]/[.F155]" office:value-type="float" office:value="323.175518237516">
            <text:p>323</text:p>
          </table:table-cell>
          <table:table-cell table:formula="of:=([.H160]/([.D160]*[.C160])*([.C155]*[.D155])*[.E155])/[.E160]" office:value-type="float" office:value="35226.1314878893">
            <text:p>35226</text:p>
          </table:table-cell>
          <table:table-cell table:style-name="ce7" office:value-type="string">
            <text:p>N</text:p>
          </table:table-cell>
          <table:table-cell table:style-name="ce7" office:value-type="float" office:value="135">
            <text:p>13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>
            <text:p>1945</text:p>
          </table:table-cell>
          <table:table-cell table:style-name="ce6" office:value-type="string">
            <text:p>SR West Country Class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2120">
            <text:p>2120</text:p>
          </table:table-cell>
          <table:table-cell table:style-name="ce7" office:value-type="float" office:value="280">
            <text:p>280</text:p>
          </table:table-cell>
          <table:table-cell table:style-name="ce31" office:value-type="float" office:value="137">
            <text:p>137</text:p>
          </table:table-cell>
          <table:table-cell table:style-name="ce38" table:formula="of:=[.H156]/[.F156]" office:value-type="float" office:value="470.728197542543">
            <text:p>471</text:p>
          </table:table-cell>
          <table:table-cell table:formula="of:=([.H167]/([.D167]*[.C167])*([.C156]*[.D156])*[.E156])/[.E167]" office:value-type="float" office:value="64489.7630633284">
            <text:p>64490</text:p>
          </table:table-cell>
          <table:table-cell table:style-name="ce7" office:value-type="string">
            <text:p>N</text:p>
          </table:table-cell>
          <table:table-cell table:style-name="ce7" office:value-type="float" office:value="545">
            <text:p>545</text:p>
          </table:table-cell>
          <table:table-cell table:style-name="ce57" office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>
            <text:p>1945</text:p>
          </table:table-cell>
          <table:table-cell table:style-name="ce6" office:value-type="string">
            <text:p>GWR Hawksworth County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715">
            <text:p>1715</text:p>
          </table:table-cell>
          <table:table-cell table:style-name="ce7" office:value-type="float" office:value="280">
            <text:p>280</text:p>
          </table:table-cell>
          <table:table-cell table:style-name="ce31" office:value-type="float" office:value="145">
            <text:p>145</text:p>
          </table:table-cell>
          <table:table-cell table:style-name="ce38" table:formula="of:=[.H157]/[.F157]" office:value-type="float" office:value="440.357504585147">
            <text:p>440</text:p>
          </table:table-cell>
          <table:table-cell table:formula="of:=([.H145]/([.D145]*[.C145])*([.C157]*[.D157])*[.E157])/[.E145]" office:value-type="float" office:value="63851.8381648463">
            <text:p>63852</text:p>
          </table:table-cell>
          <table:table-cell table:style-name="ce7" office:value-type="string">
            <text:p>N</text:p>
          </table:table-cell>
          <table:table-cell table:style-name="ce7" office:value-type="float" office:value="265">
            <text:p>265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6">
            <text:p>1946</text:p>
          </table:table-cell>
          <table:table-cell table:style-name="ce6" office:value-type="string">
            <text:p>LMS Ivatt 2P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77">
            <text:p>77</text:p>
          </table:table-cell>
          <table:table-cell table:style-name="ce38" table:formula="of:=[.H158]/[.F158]" office:value-type="float" office:value="229.02040673667">
            <text:p>229</text:p>
          </table:table-cell>
          <table:table-cell table:formula="of:=([.H160]/([.D160]*[.C160])*([.C158]*[.D158])*[.E158])/[.E160]" office:value-type="float" office:value="17634.5713187236">
            <text:p>17635</text:p>
          </table:table-cell>
          <table:table-cell table:style-name="ce7" office:value-type="string">
            <text:p>N</text:p>
          </table:table-cell>
          <table:table-cell table:style-name="ce7" office:value-type="float" office:value="135">
            <text:p>135</text:p>
          </table:table-cell>
          <table:table-cell table:style-name="ce58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7">
            <text:p>1947</text:p>
          </table:table-cell>
          <table:table-cell table:style-name="ce6" office:value-type="string">
            <text:p>LMS Ivatt 4F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220">
            <text:p>1220</text:p>
          </table:table-cell>
          <table:table-cell table:style-name="ce7" office:value-type="float" office:value="225">
            <text:p>225</text:p>
          </table:table-cell>
          <table:table-cell table:style-name="ce31" office:value-type="float" office:value="108">
            <text:p>108</text:p>
          </table:table-cell>
          <table:table-cell table:style-name="ce38" table:formula="of:=[.H159]/[.F159]" office:value-type="float" office:value="279.373346433708">
            <text:p>279</text:p>
          </table:table-cell>
          <table:table-cell table:formula="of:=([.H160]/([.D160]*[.C160])*([.C159]*[.D159])*[.E159])/[.E160]" office:value-type="float" office:value="30172.3214148404">
            <text:p>30172</text:p>
          </table:table-cell>
          <table:table-cell table:style-name="ce7" office:value-type="string">
            <text:p>N</text:p>
          </table:table-cell>
          <table:table-cell table:style-name="ce7" office:value-type="float" office:value="245">
            <text:p>245</text:p>
          </table:table-cell>
          <table:table-cell table:style-name="ce58" office:value-type="string">
            <text:p>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1">
            <text:p>1951</text:p>
          </table:table-cell>
          <table:table-cell table:style-name="ce4" office:value-type="string">
            <text:p>BR 4MT 4-6-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445">
            <text:p>1445</text:p>
          </table:table-cell>
          <table:table-cell table:style-name="ce4" office:value-type="float" office:value="225">
            <text:p>225</text:p>
          </table:table-cell>
          <table:table-cell table:style-name="ce23" office:value-type="float" office:value="114">
            <text:p>114</text:p>
          </table:table-cell>
          <table:table-cell table:style-name="ce34" office:value-type="float" office:value="368">
            <text:p>368</text:p>
          </table:table-cell>
          <table:table-cell table:style-name="ce34" table:formula="of:=[.G160]*[.F160]" office:value-type="float" office:value="41952">
            <text:p>41952</text:p>
          </table:table-cell>
          <table:table-cell table:style-name="ce4" office:value-type="string">
            <text:p>N</text:p>
          </table:table-cell>
          <table:table-cell table:style-name="ce4" office:value-type="float" office:value="265">
            <text:p>265</text:p>
          </table:table-cell>
          <table:table-cell table:style-name="ce50" office:value-type="string">
            <text:p>http://orion.math.iastate.edu/jdhsmith/term/slgbb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51">
            <text:p>1951</text:p>
          </table:table-cell>
          <table:table-cell table:style-name="ce6" office:value-type="string">
            <text:p>BR 7MT “Britannia”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2475">
            <text:p>2475</text:p>
          </table:table-cell>
          <table:table-cell table:style-name="ce6" office:value-type="float" office:value="250">
            <text:p>250</text:p>
          </table:table-cell>
          <table:table-cell table:style-name="ce28" office:value-type="float" office:value="143">
            <text:p>143</text:p>
          </table:table-cell>
          <table:table-cell table:style-name="ce40" table:formula="of:=[.H161]/[.F161]" office:value-type="float" office:value="747.379515109565">
            <text:p>747</text:p>
          </table:table-cell>
          <table:table-cell table:style-name="ce42" table:formula="of:=([.H142]/([.D142]*[.C142])*([.C161]*[.D161])*[.E161])/[.E142]" office:value-type="float" office:value="106875.270660668">
            <text:p>106875</text:p>
          </table:table-cell>
          <table:table-cell table:style-name="ce6" office:value-type="string">
            <text:p>N</text:p>
          </table:table-cell>
          <table:table-cell table:style-name="ce6" office:value-type="float" office:value="674">
            <text:p>674</text:p>
          </table:table-cell>
          <table:table-cell table:style-name="ce52" office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>
            <text:p>1951</text:p>
          </table:table-cell>
          <table:table-cell table:style-name="ce6" office:value-type="string">
            <text:p>BR 5MT</text:p>
          </table:table-cell>
          <table:table-cell table:style-name="ce6" office:value-type="float" office:value="28.7">
            <text:p>28.7</text:p>
          </table:table-cell>
          <table:table-cell table:style-name="ce6" table:formula="of:=1479+171" office:value-type="float" office:value="1650">
            <text:p>1650</text:p>
          </table:table-cell>
          <table:table-cell table:style-name="ce6" office:value-type="float" office:value="225">
            <text:p>225</text:p>
          </table:table-cell>
          <table:table-cell table:style-name="ce28" office:value-type="float" office:value="116">
            <text:p>116</text:p>
          </table:table-cell>
          <table:table-cell table:style-name="ce40" table:formula="of:=[.H162]/[.F162]" office:value-type="float" office:value="438.96400588633">
            <text:p>439</text:p>
          </table:table-cell>
          <table:table-cell table:style-name="ce42" table:formula="of:=([.H160]/([.D160]*[.C160])*([.C162]*[.D162])*[.E162])/[.E160]" office:value-type="float" office:value="50919.8246828143">
            <text:p>50920</text:p>
          </table:table-cell>
          <table:table-cell table:style-name="ce6" office:value-type="string">
            <text:p>N</text:p>
          </table:table-cell>
          <table:table-cell table:style-name="ce6" office:value-type="float" office:value="358">
            <text:p>358</text:p>
          </table:table-cell>
          <table:table-cell table:style-name="ce52" office:value-type="string">
            <text:p>http://en.wikipedia.org/wiki/BR_standard_class_5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>
            <text:p>1951</text:p>
          </table:table-cell>
          <table:table-cell table:style-name="ce6" office:value-type="string">
            <text:p>BR 4MT Tank</text:p>
          </table:table-cell>
          <table:table-cell table:style-name="ce6" office:value-type="float" office:value="26.7">
            <text:p>26.7</text:p>
          </table:table-cell>
          <table:table-cell table:style-name="ce6" table:formula="of:=1223+143" office:value-type="float" office:value="1366">
            <text:p>1366</text:p>
          </table:table-cell>
          <table:table-cell table:style-name="ce6" office:value-type="float" office:value="225">
            <text:p>225</text:p>
          </table:table-cell>
          <table:table-cell table:style-name="ce28" office:value-type="float" office:value="111">
            <text:p>111</text:p>
          </table:table-cell>
          <table:table-cell table:style-name="ce40" table:formula="of:=[.H163]/[.F163]" office:value-type="float" office:value="353.313344347808">
            <text:p>353</text:p>
          </table:table-cell>
          <table:table-cell table:style-name="ce42" table:formula="of:=([.H160]/([.D160]*[.C160])*([.C163]*[.D163])*[.E163])/[.E160]" office:value-type="float" office:value="39217.7812226067">
            <text:p>39218</text:p>
          </table:table-cell>
          <table:table-cell table:style-name="ce6" office:value-type="string">
            <text:p>N</text:p>
          </table:table-cell>
          <table:table-cell table:style-name="ce6" office:value-type="float" office:value="240">
            <text:p>240</text:p>
          </table:table-cell>
          <table:table-cell table:style-name="ce52" office:value-type="string">
            <text:p>http://en.wikipedia.org/wiki/BR_Standard_Class_4_2-6-4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>
            <text:p>1952</text:p>
          </table:table-cell>
          <table:table-cell table:style-name="ce6" office:value-type="string">
            <text:p>BR 4MT 2-6-0</text:p>
          </table:table-cell>
          <table:table-cell table:style-name="ce6" office:value-type="float" office:value="23">
            <text:p>23</text:p>
          </table:table-cell>
          <table:table-cell table:style-name="ce6" table:formula="of:=1075+131" office:value-type="float" office:value="1206">
            <text:p>1206</text:p>
          </table:table-cell>
          <table:table-cell table:style-name="ce6" office:value-type="float" office:value="225">
            <text:p>225</text:p>
          </table:table-cell>
          <table:table-cell table:style-name="ce28" office:value-type="float" office:value="108">
            <text:p>108</text:p>
          </table:table-cell>
          <table:table-cell table:style-name="ce40" table:formula="of:=[.H164]/[.F164]" office:value-type="float" office:value="276.167422786108">
            <text:p>276</text:p>
          </table:table-cell>
          <table:table-cell table:style-name="ce42" table:formula="of:=([.H160]/([.D160]*[.C160])*([.C164]*[.D164])*[.E164])/[.E160]" office:value-type="float" office:value="29826.0816608997">
            <text:p>29826</text:p>
          </table:table-cell>
          <table:table-cell table:style-name="ce6" office:value-type="string">
            <text:p>N</text:p>
          </table:table-cell>
          <table:table-cell table:style-name="ce6" office:value-type="float" office:value="247">
            <text:p>247</text:p>
          </table:table-cell>
          <table:table-cell table:style-name="ce52" office:value-type="string">
            <text:p>http://en.wikipedia.org/wiki/BR_Standard_Class_4_2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>
            <text:p>1952</text:p>
          </table:table-cell>
          <table:table-cell table:style-name="ce6" office:value-type="string">
            <text:p>BR 2MT Tank</text:p>
          </table:table-cell>
          <table:table-cell table:style-name="ce6" office:value-type="float" office:value="17.5">
            <text:p>17.5</text:p>
          </table:table-cell>
          <table:table-cell table:style-name="ce6" table:formula="of:=101+924" office:value-type="float" office:value="1025">
            <text:p>1025</text:p>
          </table:table-cell>
          <table:table-cell table:style-name="ce6" office:value-type="float" office:value="200">
            <text:p>200</text:p>
          </table:table-cell>
          <table:table-cell table:style-name="ce28" office:value-type="float" office:value="82">
            <text:p>82</text:p>
          </table:table-cell>
          <table:table-cell table:style-name="ce40" table:formula="of:=[.H165]/[.F165]" office:value-type="float" office:value="209.081977017386">
            <text:p>209</text:p>
          </table:table-cell>
          <table:table-cell table:style-name="ce42" table:formula="of:=([.H160]/([.D160]*[.C160])*([.C165]*[.D165])*[.E165])/[.E160]" office:value-type="float" office:value="17144.7221154257">
            <text:p>17145</text:p>
          </table:table-cell>
          <table:table-cell table:style-name="ce6" office:value-type="string">
            <text:p>N</text:p>
          </table:table-cell>
          <table:table-cell table:style-name="ce6" office:value-type="float" office:value="124">
            <text:p>124</text:p>
          </table:table-cell>
          <table:table-cell table:style-name="ce52" office:value-type="string">
            <text:p>http://en.wikipedia.org/wiki/BR_Standard_Class_2_2-6-2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4">
            <text:p>1954</text:p>
          </table:table-cell>
          <table:table-cell table:style-name="ce6" office:value-type="string">
            <text:p>BR 8P “Duke of Gloucester”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2490">
            <text:p>2490</text:p>
          </table:table-cell>
          <table:table-cell table:style-name="ce6" office:value-type="float" office:value="250">
            <text:p>250</text:p>
          </table:table-cell>
          <table:table-cell table:style-name="ce28" office:value-type="float" office:value="174">
            <text:p>174</text:p>
          </table:table-cell>
          <table:table-cell table:style-name="ce40" table:formula="of:=[.H166]/[.F166]" office:value-type="float" office:value="766.596523435921">
            <text:p>767</text:p>
          </table:table-cell>
          <table:table-cell table:style-name="ce42" table:formula="of:=([.H139]/([.D139]*[.C139])*([.C166]*[.D166])*[.E166])/[.E139]" office:value-type="float" office:value="133387.79507785">
            <text:p>133388</text:p>
          </table:table-cell>
          <table:table-cell table:style-name="ce6" office:value-type="string">
            <text:p>N</text:p>
          </table:table-cell>
          <table:table-cell table:style-name="ce6" office:value-type="float" office:value="675">
            <text:p>675</text:p>
          </table:table-cell>
          <table:table-cell table:style-name="ce52" office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6">
            <text:p>1956</text:p>
          </table:table-cell>
          <table:table-cell table:style-name="ce4" office:value-type="string">
            <text:p>SR Rebuilt “Merchant Navy”</text:p>
          </table:table-cell>
          <table:table-cell table:style-name="ce4" office:value-type="float" office:value="48.5">
            <text:p>48.5</text:p>
          </table:table-cell>
          <table:table-cell table:style-name="ce4" office:value-type="float" office:value="2450">
            <text:p>2450</text:p>
          </table:table-cell>
          <table:table-cell table:style-name="ce4" office:value-type="float" office:value="250">
            <text:p>250</text:p>
          </table:table-cell>
          <table:table-cell table:style-name="ce23" office:value-type="float" office:value="149">
            <text:p>149</text:p>
          </table:table-cell>
          <table:table-cell table:style-name="ce34" office:value-type="float" office:value="570">
            <text:p>570</text:p>
          </table:table-cell>
          <table:table-cell table:style-name="ce34" table:formula="of:=[.G167]*[.F167]" office:value-type="float" office:value="84930">
            <text:p>84930</text:p>
          </table:table-cell>
          <table:table-cell table:style-name="ce4" office:value-type="string">
            <text:p>N</text:p>
          </table:table-cell>
          <table:table-cell table:style-name="ce4" office:value-type="float" office:value="612">
            <text:p>612</text:p>
          </table:table-cell>
          <table:table-cell table:style-name="ce50" office:value-type="string">
            <text:p>http://www.traintesting.com/bulletin_20.htm</text:p>
          </table:table-cell>
          <table:table-cell table:style-name="ce4" table:number-columns-repeated="1013"/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SR Rebuilt “West Country”</text:p>
          </table:table-cell>
          <table:table-cell office:value-type="float" office:value="38.25">
            <text:p>38.25</text:p>
          </table:table-cell>
          <table:table-cell table:style-name="ce10" office:value-type="float" office:value="2120">
            <text:p>2120</text:p>
          </table:table-cell>
          <table:table-cell office:value-type="float" office:value="250">
            <text:p>250</text:p>
          </table:table-cell>
          <table:table-cell office:value-type="float" office:value="123">
            <text:p>123</text:p>
          </table:table-cell>
          <table:table-cell table:style-name="ce40" table:formula="of:=[.H168]/[.F168]" office:value-type="float" office:value="471.211075931504">
            <text:p>471</text:p>
          </table:table-cell>
          <table:table-cell table:style-name="ce42" table:formula="of:=([.H167]/([.D167]*[.C167])*([.C168]*[.D168])*[.E168])/[.E167]" office:value-type="float" office:value="57958.962339575">
            <text:p>57959</text:p>
          </table:table-cell>
          <table:table-cell office:value-type="string">
            <text:p>N</text:p>
          </table:table-cell>
          <table:table-cell table:style-name="ce10" office:value-type="float" office:value="545">
            <text:p>545</text:p>
          </table:table-cell>
          <table:table-cell office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 9F</text:p>
          </table:table-cell>
          <table:table-cell office:value-type="float" office:value="40">
            <text:p>40</text:p>
          </table:table-cell>
          <table:table-cell office:value-type="float" office:value="2015">
            <text:p>2015</text:p>
          </table:table-cell>
          <table:table-cell office:value-type="float" office:value="250">
            <text:p>250</text:p>
          </table:table-cell>
          <table:table-cell office:value-type="float" office:value="176">
            <text:p>176</text:p>
          </table:table-cell>
          <table:table-cell table:style-name="ce40" table:formula="of:=[.H169]/[.F169]" office:value-type="float" office:value="500.660167724457">
            <text:p>501</text:p>
          </table:table-cell>
          <table:table-cell table:style-name="ce42" table:formula="of:=([.H139]/([.D139]*[.C139])*([.C169]*[.D169])*[.E169])/[.E139]" office:value-type="float" office:value="88116.1895195044">
            <text:p>88116</text:p>
          </table:table-cell>
          <table:table-cell office:value-type="string">
            <text:p>N</text:p>
          </table:table-cell>
          <table:table-cell office:value-type="float" office:value="535">
            <text:p>535</text:p>
          </table:table-cell>
          <table:table-cell office:value-type="string">
            <text:p>http://orion.math.iastate.edu/jdhsmith/term/slgbbr.htm</text:p>
          </table:table-cell>
          <table:table-cell table:number-columns-repeated="1013"/>
        </table:table-row>
        <table:table-row table:style-name="ro2" table:number-rows-repeated="10484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0/00/0000</text:date>, <text:time style:data-style-name="N2" text:time-value="0000-00-00T23:01:27.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3-09-28T23:14:21.88</dc:date>
    <meta:editing-duration>P13DT3H48M42S</meta:editing-duration>
    <meta:editing-cycles>641</meta:editing-cycles>
    <meta:generator>LibreOffice/4.0.2.2$Windows_x86 LibreOffice_project/4c82dcdd6efcd48b1d8bba66bfe1989deee49c3</meta:generator>
    <meta:document-statistic meta:table-count="3" meta:cell-count="2026" meta:object-count="0"/>
  </office:meta>
</office:document-meta>
</file>